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ira Sans" svg:font-family="'Fira Sans'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073763" draw:stroke-linejoin="round" draw:fill="solid" draw:fill-color="#1290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009900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4c1130" draw:stroke-linejoin="round" draw:fill="solid" draw:fill-color="#ff66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b45f06" draw:stroke-linejoin="round" draw:fill="solid" draw:fill-color="#fdcc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009900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4c1130" draw:stroke-linejoin="round" draw:fill="solid" draw:fill-color="#d5a6b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1290bf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9e1515" draw:stroke-linejoin="round" draw:fill="solid" draw:fill-color="#ff9b9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9e1515" draw:stroke-linejoin="round" draw:fill="solid" draw:fill-color="#ff505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009900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783f04" draw:stroke-linejoin="round" draw:fill="solid" draw:fill-color="#fdcc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0030c7" draw:stroke-linejoin="round" draw:fill="solid" draw:fill-color="#1290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3229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fd8b19" draw:stroke-linejoin="round" draw:fill="solid" draw:fill-color="#fdcc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009900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073763" draw:stroke-linejoin="round" draw:fill="solid" draw:fill-color="#1290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322931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dash" draw:stroke-dash="Dashed_20__28_var_29__20_4" svg:stroke-width="0.053cm" svg:stroke-color="#741b4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c1130" draw:stroke-linejoin="round" draw:fill="solid" draw:fill-color="#ff66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53cm" svg:stroke-color="#0030c7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b45f0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ffd966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106cm" svg:stroke-color="#fd8b19" draw:stroke-linejoin="round" draw:fill="solid" draw:fill-color="#fdcc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solid" svg:stroke-width="0.053cm" svg:stroke-color="#00cc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dd464c" draw:stroke-linejoin="round" draw:fill="solid" draw:fill-color="#ff505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dash" draw:stroke-dash="Dashed_20__28_var_29__20_5" svg:stroke-width="0.026cm" svg:stroke-color="#434343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dd464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741b47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9e1515" draw:stroke-linejoin="round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026cm" svg:stroke-color="#0099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9900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26cm" svg:stroke-color="#ff5050" draw:stroke-linejoin="round" draw:fill="solid" draw:fill-color="#ff505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8fc13e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26cm" svg:stroke-color="#b0d3b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b0d3b0" draw:stroke-linejoin="round" draw:fill="solid" draw:fill-color="#d4dbc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26cm" svg:stroke-color="#1290bf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1290bf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8fc13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66cc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dcc59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d5a6bd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9b9b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5050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322931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4dbc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Fira Sans" fo:font-size="8pt" fo:letter-spacing="normal" fo:font-style="normal" style:text-underline-style="none" fo:font-weight="normal" style:font-name-asian="Fira Sans" style:font-size-asian="8pt" style:font-style-asian="normal" style:font-weight-asian="normal" style:font-name-complex="Fira Sans" style:font-size-complex="8pt" style:font-style-complex="normal" style:font-weight-complex="normal"/>
    </style:style>
    <style:style style:name="T2" style:family="text">
      <style:text-properties fo:font-variant="normal" fo:text-transform="none" fo:color="#0030c7" style:text-line-through-style="none" style:text-line-through-type="none" style:text-position="0% 100%" style:font-name="Fira Sans" fo:font-size="8pt" fo:letter-spacing="normal" fo:font-style="normal" style:text-underline-style="none" fo:font-weight="bold" style:font-name-asian="Fira Sans" style:font-size-asian="8pt" style:font-style-asian="normal" style:font-weight-asian="bold" style:font-name-complex="Fira Sans" style:font-size-complex="8pt" style:font-style-complex="normal" style:font-weight-complex="bold"/>
    </style:style>
    <style:style style:name="T3" style:family="text">
      <style:text-properties fo:font-variant="normal" fo:text-transform="none" fo:color="#274e13" style:text-line-through-style="none" style:text-line-through-type="none" style:text-position="0% 100%" style:font-name="Fira Sans" fo:font-size="8pt" fo:letter-spacing="normal" fo:font-style="normal" style:text-underline-style="none" fo:font-weight="bold" style:font-name-asian="Fira Sans" style:font-size-asian="8pt" style:font-style-asian="normal" style:font-weight-asian="bold" style:font-name-complex="Fira Sans" style:font-size-complex="8pt" style:font-style-complex="normal" style:font-weight-complex="bold"/>
    </style:style>
    <style:style style:name="T4" style:family="text">
      <style:text-properties fo:font-variant="normal" fo:text-transform="none" fo:color="#4c1130" style:text-line-through-style="none" style:text-line-through-type="none" style:text-position="0% 100%" style:font-name="Fira Sans" fo:font-size="8pt" fo:letter-spacing="normal" fo:font-style="normal" style:text-underline-style="none" fo:font-weight="bold" style:font-name-asian="Fira Sans" style:font-size-asian="8pt" style:font-style-asian="normal" style:font-weight-asian="bold" style:font-name-complex="Fira Sans" style:font-size-complex="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Inconsolata" fo:font-size="8pt" fo:letter-spacing="normal" fo:font-style="normal" style:text-underline-style="none" fo:font-weight="bold" style:font-name-asian="Inconsolata" style:font-size-asian="8pt" style:font-style-asian="normal" style:font-weight-asian="bold" style:font-name-complex="Inconsolata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nconsolata" fo:font-size="8pt" fo:letter-spacing="normal" fo:font-style="italic" style:text-underline-style="none" fo:font-weight="normal" style:font-name-asian="Inconsolata" style:font-size-asian="8pt" style:font-style-asian="italic" style:font-weight-asian="normal" style:font-name-complex="Inconsolata" style:font-size-complex="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Inconsolata" fo:font-size="7pt" fo:letter-spacing="normal" fo:font-style="normal" style:text-underline-style="none" fo:font-weight="bold" style:font-name-asian="Inconsolata" style:font-size-asian="7pt" style:font-style-asian="normal" style:font-weight-asian="bold" style:font-name-complex="Inconsolata" style:font-size-complex="7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Inconsolata" fo:font-size="7pt" fo:letter-spacing="normal" fo:font-style="normal" style:text-underline-style="none" fo:font-weight="normal" style:font-name-asian="Inconsolata" style:font-size-asian="7pt" style:font-style-asian="normal" style:font-weight-asian="normal" style:font-name-complex="Inconsolata" style:font-size-complex="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Inconsolata" fo:font-size="7pt" fo:letter-spacing="normal" fo:font-style="italic" style:text-underline-style="none" fo:font-weight="normal" style:font-name-asian="Inconsolata" style:font-size-asian="7pt" style:font-style-asian="italic" style:font-weight-asian="normal" style:font-name-complex="Inconsolata" style:font-size-complex="7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ira Sans" fo:font-size="14pt" fo:letter-spacing="normal" fo:font-style="normal" style:text-underline-style="none" fo:font-weight="bold" style:font-name-asian="Fira Sans" style:font-size-asian="14pt" style:font-style-asian="normal" style:font-weight-asian="bold" style:font-name-complex="Fira Sans" style:font-size-complex="14pt" style:font-style-complex="normal" style:font-weight-complex="bold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Fira Sans" fo:font-size="9pt" fo:letter-spacing="normal" fo:font-style="normal" style:text-underline-style="solid" style:text-underline-width="auto" style:text-underline-color="font-color" fo:font-weight="normal" style:font-name-asian="Fira Sans" style:font-size-asian="9pt" style:font-style-asian="normal" style:font-weight-asian="normal" style:font-name-complex="Fira Sans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Fira Sans" fo:font-size="12pt" fo:letter-spacing="normal" fo:font-style="normal" style:text-underline-style="none" fo:font-weight="normal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T14" style:family="text">
      <style:text-properties fo:font-variant="normal" fo:text-transform="none" fo:color="#28c9c0" style:text-line-through-style="none" style:text-line-through-type="none" style:text-position="0% 100%" style:font-name="Inconsolata" fo:font-size="8pt" fo:letter-spacing="normal" fo:font-style="normal" style:text-underline-style="none" fo:font-weight="bold" style:font-name-asian="Inconsolata" style:font-size-asian="8pt" style:font-style-asian="normal" style:font-weight-asian="bold" style:font-name-complex="Inconsolata" style:font-size-complex="8pt" style:font-style-complex="normal" style:font-weight-complex="bold"/>
    </style:style>
    <style:style style:name="T15" style:family="text">
      <style:text-properties fo:font-variant="normal" fo:text-transform="none" fo:color="#f3f3f3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16" style:family="text">
      <style:text-properties fo:font-variant="normal" fo:text-transform="none" fo:color="#c85e7c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17" style:family="text">
      <style:text-properties fo:font-variant="normal" fo:text-transform="none" fo:color="#d9d9d9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18" style:family="text">
      <style:text-properties fo:font-variant="normal" fo:text-transform="none" fo:color="#783f04" style:text-line-through-style="none" style:text-line-through-type="none" style:text-position="0% 100%" style:font-name="Fira Sans" fo:font-size="8pt" fo:letter-spacing="normal" fo:font-style="normal" style:text-underline-style="none" fo:font-weight="bold" style:font-name-asian="Fira Sans" style:font-size-asian="8pt" style:font-style-asian="normal" style:font-weight-asian="bold" style:font-name-complex="Fira Sans" style:font-size-complex="8pt" style:font-style-complex="normal" style:font-weight-complex="bold"/>
    </style:style>
    <style:style style:name="T19" style:family="text">
      <style:text-properties fo:font-variant="normal" fo:text-transform="none" fo:color="#fd8b19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21" style:family="text">
      <style:text-properties fo:font-variant="normal" fo:text-transform="none" fo:color="#8fc13e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22" style:family="text">
      <style:text-properties fo:font-variant="normal" fo:text-transform="none" fo:color="#8fc13e" style:text-line-through-style="none" style:text-line-through-type="none" style:text-position="0% 100%" style:font-name="Inconsolata" fo:font-size="8pt" fo:letter-spacing="normal" fo:font-style="italic" style:text-underline-style="none" fo:font-weight="normal" style:font-name-asian="Inconsolata" style:font-size-asian="8pt" style:font-style-asian="italic" style:font-weight-asian="normal" style:font-name-complex="Inconsolata" style:font-size-complex="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Fira Sans" fo:font-size="12pt" fo:letter-spacing="normal" fo:font-style="italic" style:text-underline-style="none" fo:font-weight="normal" style:font-name-asian="Fira Sans" style:font-size-asian="12pt" style:font-style-asian="italic" style:font-weight-asian="normal" style:font-name-complex="Fira Sans" style:font-size-complex="12pt" style:font-style-complex="italic" style:font-weight-complex="normal"/>
    </style:style>
    <style:style style:name="T24" style:family="text">
      <style:text-properties fo:font-variant="normal" fo:text-transform="none" fo:color="#28c9c0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25" style:family="text">
      <style:text-properties fo:font-variant="normal" fo:text-transform="none" fo:color="#ff5050" style:text-line-through-style="none" style:text-line-through-type="none" style:text-position="0% 100%" style:font-name="Inconsolata" fo:font-size="8pt" fo:letter-spacing="normal" fo:font-style="normal" style:text-underline-style="none" fo:font-weight="bold" style:font-name-asian="Inconsolata" style:font-size-asian="8pt" style:font-style-asian="normal" style:font-weight-asian="bold" style:font-name-complex="Inconsolata" style:font-size-complex="8pt" style:font-style-complex="normal" style:font-weight-complex="bold"/>
    </style:style>
    <style:style style:name="T26" style:family="text">
      <style:text-properties fo:font-variant="normal" fo:text-transform="none" fo:color="#fdcc59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27" style:family="text">
      <style:text-properties fo:font-variant="normal" fo:text-transform="none" fo:color="#ff5050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Fira Sans" fo:font-size="7pt" fo:letter-spacing="normal" fo:font-style="normal" style:text-underline-style="none" fo:font-weight="normal" style:font-name-asian="Fira Sans" style:font-size-asian="7pt" style:font-style-asian="normal" style:font-weight-asian="normal" style:font-name-complex="Fira Sans" style:font-size-complex="7pt" style:font-style-complex="normal" style:font-weight-complex="normal"/>
    </style:style>
    <style:style style:name="T29" style:family="text">
      <style:text-properties fo:font-variant="normal" fo:text-transform="none" fo:color="#0097a7" style:text-line-through-style="none" style:text-line-through-type="none" style:text-position="0% 100%" style:font-name="Fira Sans" fo:font-size="7pt" fo:letter-spacing="normal" fo:font-style="normal" style:text-underline-style="solid" style:text-underline-width="auto" style:text-underline-color="font-color" fo:font-weight="normal" style:font-name-asian="Fira Sans" style:font-size-asian="7pt" style:font-style-asian="normal" style:font-weight-asian="normal" style:font-name-complex="Fira Sans" style:font-size-complex="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Fira Sans" fo:font-size="10pt" fo:letter-spacing="normal" fo:font-style="italic" style:text-underline-style="none" fo:font-weight="normal" style:font-name-asian="Fira Sans" style:font-size-asian="10pt" style:font-style-asian="italic" style:font-weight-asian="normal" style:font-name-complex="Fira Sans" style:font-size-complex="10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Fira Sans" fo:font-size="8pt" fo:letter-spacing="normal" fo:font-style="italic" style:text-underline-style="none" fo:font-weight="normal" style:font-name-asian="Fira Sans" style:font-size-asian="8pt" style:font-style-asian="italic" style:font-weight-asian="normal" style:font-name-complex="Fira Sans" style:font-size-complex="8pt" style:font-style-complex="italic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text-position="0% 100%" style:font-name="Fira Sans" fo:font-size="8pt" fo:letter-spacing="normal" fo:font-style="italic" style:text-underline-style="none" fo:font-weight="normal" style:font-name-asian="Fira Sans" style:font-size-asian="8pt" style:font-style-asian="italic" style:font-weight-asian="normal" style:font-name-complex="Fira Sans" style:font-size-complex="8pt" style:font-style-complex="italic" style:font-weight-complex="normal"/>
    </style:style>
    <style:style style:name="T33" style:family="text">
      <style:text-properties fo:font-variant="normal" fo:text-transform="none" fo:color="#ff66cc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34" style:family="text">
      <style:text-properties fo:font-variant="normal" fo:text-transform="none" fo:color="#28c9c0" style:text-line-through-style="none" style:text-line-through-type="none" style:text-position="0% 100%" style:font-name="Inconsolata" fo:font-size="8pt" fo:letter-spacing="normal" fo:font-style="italic" style:text-underline-style="none" fo:font-weight="bold" style:font-name-asian="Inconsolata" style:font-size-asian="8pt" style:font-style-asian="italic" style:font-weight-asian="bold" style:font-name-complex="Inconsolata" style:font-size-complex="8pt" style:font-style-complex="italic" style:font-weight-complex="bold"/>
    </style:style>
    <style:style style:name="T35" style:family="text">
      <style:text-properties fo:font-variant="normal" fo:text-transform="none" fo:color="#00cc00" style:text-line-through-style="none" style:text-line-through-type="none" style:text-position="0% 100%" style:font-name="Inconsolata" fo:font-size="8pt" fo:letter-spacing="normal" fo:font-style="normal" style:text-underline-style="none" fo:font-weight="normal" style:font-name-asian="Inconsolata" style:font-size-asian="8pt" style:font-style-asian="normal" style:font-weight-asian="normal" style:font-name-complex="Inconsolata" style:font-size-complex="8pt" style:font-style-complex="normal" style:font-weight-complex="normal"/>
    </style:style>
    <style:style style:name="T36" style:family="text">
      <style:text-properties fo:font-variant="normal" fo:text-transform="none" fo:color="#fd8b19" style:text-line-through-style="none" style:text-line-through-type="none" style:text-position="0% 100%" style:font-name="Inconsolata" fo:font-size="8pt" fo:letter-spacing="normal" fo:font-style="italic" style:text-underline-style="none" fo:font-weight="bold" style:font-name-asian="Inconsolata" style:font-size-asian="8pt" style:font-style-asian="italic" style:font-weight-asian="bold" style:font-name-complex="Inconsolata" style:font-size-complex="8pt" style:font-style-complex="italic" style:font-weight-complex="bold"/>
    </style:style>
    <style:style style:name="T37" style:family="text">
      <style:text-properties fo:font-variant="normal" fo:text-transform="none" fo:color="#dd464c" style:text-line-through-style="none" style:text-line-through-type="none" style:text-position="0% 100%" style:font-name="Fira Sans" fo:font-size="8pt" fo:letter-spacing="normal" fo:font-style="normal" style:text-underline-style="none" fo:font-weight="normal" style:font-name-asian="Fira Sans" style:font-size-asian="8pt" style:font-style-asian="normal" style:font-weight-asian="normal" style:font-name-complex="Fira Sans" style:font-size-complex="8pt" style:font-style-complex="normal" style:font-weight-complex="normal"/>
    </style:style>
    <style:style style:name="T38" style:family="text">
      <style:text-properties fo:font-variant="normal" fo:text-transform="none" fo:color="#009900" style:text-line-through-style="none" style:text-line-through-type="none" style:text-position="0% 100%" style:font-name="Fira Sans" fo:font-size="8pt" fo:letter-spacing="normal" fo:font-style="normal" style:text-underline-style="none" fo:font-weight="normal" style:font-name-asian="Fira Sans" style:font-size-asian="8pt" style:font-style-asian="normal" style:font-weight-asian="normal" style:font-name-complex="Fira Sans" style:font-size-complex="8pt" style:font-style-complex="normal" style:font-weight-complex="normal"/>
    </style:style>
    <style:style style:name="T39" style:family="text">
      <style:text-properties fo:font-variant="normal" fo:text-transform="none" fo:color="#5b0f00" style:text-line-through-style="none" style:text-line-through-type="none" style:text-position="0% 100%" style:font-name="Fira Sans" fo:font-size="7pt" fo:letter-spacing="normal" fo:font-style="normal" style:text-underline-style="none" fo:font-weight="normal" style:font-name-asian="Fira Sans" style:font-size-asian="7pt" style:font-style-asian="normal" style:font-weight-asian="normal" style:font-name-complex="Fira Sans" style:font-size-complex="7pt" style:font-style-complex="normal" style:font-weight-complex="normal"/>
    </style:style>
    <style:style style:name="T40" style:family="text">
      <style:text-properties fo:font-variant="normal" fo:text-transform="none" fo:color="#274e13" style:text-line-through-style="none" style:text-line-through-type="none" style:text-position="0% 100%" style:font-name="Fira Sans" fo:font-size="7pt" fo:letter-spacing="normal" fo:font-style="normal" style:text-underline-style="none" fo:font-weight="normal" style:font-name-asian="Fira Sans" style:font-size-asian="7pt" style:font-style-asian="normal" style:font-weight-asian="normal" style:font-name-complex="Fira Sans" style:font-size-complex="7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Fira Sans" fo:font-size="5pt" fo:letter-spacing="normal" fo:font-style="normal" style:text-underline-style="none" fo:font-weight="normal" style:font-name-asian="Fira Sans" style:font-size-asian="5pt" style:font-style-asian="normal" style:font-weight-asian="normal" style:font-name-complex="Fira Sans" style:font-size-complex="5pt" style:font-style-complex="normal" style:font-weight-complex="normal"/>
    </style:style>
    <style:style style:name="T42" style:family="text">
      <style:text-properties fo:font-variant="normal" fo:text-transform="none" fo:color="#434343" style:text-line-through-style="none" style:text-line-through-type="none" style:text-position="0% 100%" style:font-name="Fira Sans" fo:font-size="8pt" fo:letter-spacing="normal" fo:font-style="normal" style:text-underline-style="none" fo:font-weight="bold" style:font-name-asian="Fira Sans" style:font-size-asian="8pt" style:font-style-asian="normal" style:font-weight-asian="bold" style:font-name-complex="Fira Sans" style:font-size-complex="8pt" style:font-style-complex="normal" style:font-weight-complex="bold"/>
    </style:style>
    <style:style style:name="T43" style:family="text">
      <style:text-properties fo:font-variant="normal" fo:text-transform="none" fo:color="#c85e7c" style:text-line-through-style="none" style:text-line-through-type="none" style:text-position="0% 100%" style:font-name="Inconsolata" fo:font-size="8pt" fo:letter-spacing="normal" fo:font-style="italic" style:text-underline-style="none" fo:font-weight="normal" style:font-name-asian="Inconsolata" style:font-size-asian="8pt" style:font-style-asian="italic" style:font-weight-asian="normal" style:font-name-complex="Inconsolata" style:font-size-complex="8pt" style:font-style-complex="italic" style:font-weight-complex="normal"/>
    </style:style>
    <style:style style:name="T44" style:family="text">
      <style:text-properties fo:font-variant="normal" fo:text-transform="none" fo:color="#eeeeee" style:text-line-through-style="none" style:text-line-through-type="none" style:text-position="0% 100%" style:font-name="Inconsolata" fo:font-size="8pt" fo:letter-spacing="normal" fo:font-style="italic" style:text-underline-style="none" fo:font-weight="normal" style:font-name-asian="Inconsolata" style:font-size-asian="8pt" style:font-style-asian="italic" style:font-weight-asian="normal" style:font-name-complex="Inconsolata" style:font-size-complex="8pt" style:font-style-complex="italic" style:font-weight-complex="normal"/>
    </style:style>
    <style:style style:name="T45" style:family="text">
      <style:text-properties fo:font-variant="normal" fo:text-transform="none" fo:color="#0097a7" style:text-line-through-style="none" style:text-line-through-type="none" style:text-position="0% 100%" style:font-name="Fira Sans" fo:font-size="8pt" fo:letter-spacing="normal" fo:font-style="normal" style:text-underline-style="solid" style:text-underline-width="auto" style:text-underline-color="font-color" fo:font-weight="normal" style:font-name-asian="Fira Sans" style:font-size-asian="8pt" style:font-style-asian="normal" style:font-weight-asian="normal" style:font-name-complex="Fira Sans" style:font-size-complex="8pt" style:font-style-complex="normal" style:font-weight-complex="normal"/>
    </style:style>
    <style:style style:name="T46" style:family="text">
      <style:text-properties fo:font-variant="normal" fo:text-transform="none" fo:color="#fdcc59" style:text-line-through-style="none" style:text-line-through-type="none" style:text-position="0% 100%" style:font-name="Inconsolata" fo:font-size="8pt" fo:letter-spacing="normal" fo:font-style="italic" style:text-underline-style="none" fo:font-weight="normal" style:font-name-asian="Inconsolata" style:font-size-asian="8pt" style:font-style-asian="italic" style:font-weight-asian="normal" style:font-name-complex="Inconsolata" style:font-size-complex="8pt" style:font-style-complex="italic" style:font-weight-complex="normal"/>
    </style:style>
    <style:style style:name="T47" style:family="text">
      <style:text-properties fo:font-variant="normal" fo:text-transform="none" fo:color="#ff5050" style:text-line-through-style="none" style:text-line-through-type="none" style:text-position="0% 100%" style:font-name="Inconsolata" fo:font-size="8pt" fo:letter-spacing="normal" fo:font-style="italic" style:text-underline-style="none" fo:font-weight="normal" style:font-name-asian="Inconsolata" style:font-size-asian="8pt" style:font-style-asian="italic" style:font-weight-asian="normal" style:font-name-complex="Inconsolata" style:font-size-complex="8pt" style:font-style-complex="italic" style:font-weight-complex="normal"/>
    </style:style>
    <style:style style:name="T48" style:family="text">
      <style:text-properties fo:font-variant="normal" fo:text-transform="none" fo:color="#28c9c0" style:text-line-through-style="none" style:text-line-through-type="none" style:text-position="0% 100%" style:font-name="Inconsolata" fo:font-size="8pt" fo:letter-spacing="normal" fo:font-style="italic" style:text-underline-style="none" fo:font-weight="normal" style:font-name-asian="Inconsolata" style:font-size-asian="8pt" style:font-style-asian="italic" style:font-weight-asian="normal" style:font-name-complex="Inconsolata" style:font-size-complex="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Fira Sans" fo:font-size="7pt" fo:letter-spacing="normal" fo:font-style="normal" style:text-underline-style="none" fo:font-weight="bold" style:font-name-asian="Fira Sans" style:font-size-asian="7pt" style:font-style-asian="normal" style:font-weight-asian="bold" style:font-name-complex="Fira Sans" style:font-size-complex="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5;p13" draw:style-name="gr1" draw:text-style-name="P2" draw:layer="layout" svg:width="18.564cm" svg:height="0.672cm" svg:x="0.685cm" svg:y="16.833cm">
          <text:p text:style-name="P1"><text:span text:style-name="T1">Nota sobre os prefixos e cores utilizados nos comandos de terminal deste arqu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3" draw:layer="layout" svg:width="0.001cm" svg:height="10.339cm" draw:transform="rotate (-3.14159265358979) translate (4.67cm 13.6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2" draw:text-style-name="P3" draw:layer="layout" svg:width="0.001cm" svg:height="10.464cm" draw:transform="rotate (-3.14159265358979) translate (8.761cm 13.7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13" draw:style-name="gr2" draw:text-style-name="P3" draw:layer="layout" svg:width="0.001cm" svg:height="10.42cm" draw:transform="rotate (-3.14159265358979) translate (12.852cm 13.7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;p13" draw:style-name="gr2" draw:text-style-name="P3" draw:layer="layout" svg:width="0.001cm" svg:height="6.414cm" draw:transform="rotate (-3.14159265358979) translate (17.535cm 9.8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;p13" draw:style-name="gr3" draw:text-style-name="P5" draw:layer="layout" svg:width="2.589cm" svg:height="0.956cm" svg:x="11.557cm" svg:y="5.712cm">
          <text:p text:style-name="P4"><text:span text:style-name="T2">Origi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3" draw:style-name="gr4" draw:text-style-name="P6" draw:layer="layout" svg:width="2.589cm" svg:height="0.956cm" svg:x="7.466cm" svg:y="5.668cm">
          <text:p text:style-name="P4"><text:span text:style-name="T3">Staging are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3" draw:style-name="gr5" draw:text-style-name="P7" draw:layer="layout" svg:width="2.589cm" svg:height="1.102cm" svg:x="16.24cm" svg:y="5.712cm">
          <text:p text:style-name="P4"><text:span text:style-name="T4">Remo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3" draw:style-name="gr6" draw:text-style-name="P8" draw:layer="layout" svg:width="2.285cm" svg:height="0.827cm" svg:x="1.089cm" svg:y="5.776cm">
          <text:p text:style-name="P1"><text:span text:style-name="T5">git</text:span><text:span text:style-name="T6"> ini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4;p13" draw:style-name="gr7" draw:text-style-name="P6" draw:layer="layout" svg:width="4.113cm" svg:height="0.827cm" svg:x="4.67cm" svg:y="3.661cm">
          <text:p text:style-name="P4"><text:span text:style-name="T5">git</text:span><text:span text:style-name="T6"> add </text:span><text:span text:style-name="T7">&lt;widlcard&gt;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5;p13" draw:style-name="gr8" draw:text-style-name="P9" draw:layer="layout" svg:width="4.682cm" svg:height="0.827cm" svg:x="12.852cm" svg:y="4.589cm">
          <text:p text:style-name="P4"><text:span text:style-name="T5">git</text:span><text:span text:style-name="T6"> push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6;p13" draw:style-name="gr9" draw:text-style-name="P10" draw:layer="layout" svg:width="4.066cm" svg:height="0.827cm" svg:x="8.784cm" svg:y="3.661cm">
          <text:p text:style-name="P4"><text:span text:style-name="T5">git</text:span><text:span text:style-name="T6"> commit </text:span><text:span text:style-name="T7">-m "&lt;msg&gt;"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7;p13" draw:style-name="gr6" draw:text-style-name="P8" draw:layer="layout" svg:width="12.864cm" svg:height="0.827cm" svg:x="4.67cm" svg:y="8.234cm">
          <text:p text:style-name="P4"><text:span text:style-name="T5">git</text:span><text:span text:style-name="T6"> pull</text:span></text:p>
          <draw:enhanced-geometry draw:mirror-horizontal="true" draw:mirror-vertical="false" draw:text-areas="0 ?f8 ?f12 ?f9" svg:viewBox="0 0 0 0" draw:type="ooxml-rightArrow" draw:modifiers="50000 7184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8;p13" draw:style-name="gr9" draw:text-style-name="P10" draw:layer="layout" svg:width="4.682cm" svg:height="0.827cm" svg:x="12.852cm" svg:y="9.062cm">
          <text:p text:style-name="P4"><text:span text:style-name="T5">git</text:span><text:span text:style-name="T6"> fetch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;p13" draw:style-name="gr10" draw:text-style-name="P11" draw:layer="layout" svg:width="8.181cm" svg:height="0.827cm" svg:x="4.668cm" svg:y="9.796cm">
          <text:p text:style-name="P4"><text:span text:style-name="T5">git</text:span><text:span text:style-name="T6"> reset --hard </text:span><text:span text:style-name="T7">HEAD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3" draw:style-name="gr10" draw:text-style-name="P11" draw:layer="layout" svg:width="4.113cm" svg:height="0.827cm" svg:x="4.668cm" svg:y="11.016cm">
          <text:p text:style-name="P4"><text:span text:style-name="T5">git</text:span><text:span text:style-name="T6"> reset </text:span><text:span text:style-name="T7">&lt;arquivo&gt;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1;p13" draw:style-name="gr11" draw:text-style-name="P12" draw:layer="layout" svg:width="0.289cm" svg:height="0.289cm" svg:x="4.525cm" svg:y="11.92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3" draw:style-name="gr12" draw:text-style-name="P13" draw:layer="layout" svg:width="4.265cm" svg:height="0.489cm" svg:x="1.108cm" svg:y="11.844cm">
          <text:p text:style-name="P1"><text:span text:style-name="T8">git</text:span><text:span text:style-name="T9"> checkout </text:span><text:span text:style-name="T10">-- &lt;arquiv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11" draw:text-style-name="P12" draw:layer="layout" svg:width="0.609cm" svg:height="0.563cm" svg:x="4.365cm" svg:y="11.792cm">
          <text:p text:style-name="P1"/>
          <draw:enhanced-geometry draw:mirror-horizontal="false" draw:mirror-vertical="false" draw:text-areas="?f14 ?f17 ?f23 ?f30" svg:viewBox="0 0 0 0" draw:type="ooxml-mathMultiply" draw:modifiers="7569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Google Shape;74;p13" draw:style-name="gr11" draw:text-style-name="P12" draw:layer="layout" svg:width="0.289cm" svg:height="0.289cm" svg:x="8.666cm" svg:y="11.91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3" draw:style-name="gr11" draw:text-style-name="P12" draw:layer="layout" svg:width="0.609cm" svg:height="0.563cm" svg:x="8.506cm" svg:y="11.774cm">
          <text:p text:style-name="P1"/>
          <draw:enhanced-geometry draw:mirror-horizontal="false" draw:mirror-vertical="false" draw:text-areas="?f14 ?f17 ?f23 ?f30" svg:viewBox="0 0 0 0" draw:type="ooxml-mathMultiply" draw:modifiers="7569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Google Shape;76;p13" draw:style-name="gr13" draw:text-style-name="P6" draw:layer="layout" svg:width="0.289cm" svg:height="0.289cm" svg:x="8.616cm" svg:y="12.91cm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7;p13" draw:style-name="gr14" draw:text-style-name="P8" draw:layer="layout" svg:width="0.289cm" svg:height="0.289cm" svg:x="4.525cm" svg:y="12.86cm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8;p13" draw:style-name="gr12" draw:text-style-name="P13" draw:layer="layout" svg:width="2.49cm" svg:height="0.542cm" svg:x="4.815cm" svg:y="12.777cm">
          <text:p text:style-name="P1"><text:span text:style-name="T5">git</text:span><text:span text:style-name="T6"> </text:span><text:span text:style-name="T7">di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12" draw:text-style-name="P13" draw:layer="layout" svg:width="3.502cm" svg:height="0.542cm" svg:x="8.761cm" svg:y="12.778cm">
          <text:p text:style-name="P1"><text:span text:style-name="T5">git</text:span><text:span text:style-name="T6"> diff </text:span><text:span text:style-name="T7">--stag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15" draw:text-style-name="P5" draw:layer="layout" svg:width="0.289cm" svg:height="0.289cm" svg:x="12.707cm" svg:y="12.965cm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1;p13" draw:style-name="gr12" draw:text-style-name="P13" draw:layer="layout" svg:width="2.742cm" svg:height="0.542cm" svg:x="12.997cm" svg:y="12.798cm">
          <text:p text:style-name="P1"><text:span text:style-name="T5">git</text:span><text:span text:style-name="T6"> diff </text:span><text:span text:style-name="T7">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12" draw:text-style-name="P13" draw:layer="layout" svg:width="4.436cm" svg:height="0.489cm" svg:x="5.182cm" svg:y="11.829cm">
          <text:p text:style-name="P1"><text:span text:style-name="T8">git</text:span><text:span text:style-name="T9"> checkout </text:span><text:span text:style-name="T10">-- &lt;arquiv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16" draw:text-style-name="P13" draw:layer="layout" svg:width="9.98cm" svg:height="1.163cm" svg:x="1.284cm" svg:y="0.818cm">
          <text:p text:style-name="P1"><text:span text:style-name="T11">CheatSheet - Git e GitHub</text:span></text:p>
          <text:p text:style-name="P1"><text:span text:style-name="T12"><text:a xlink:href="https://github.com/ALREstevam" xlink:type="simple">github.com/ALREsteva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16" draw:text-style-name="P13" draw:layer="layout" svg:width="9.98cm" svg:height="0.741cm" svg:x="1.284cm" svg:y="1.971cm">
          <text:p text:style-name="P1"><text:span text:style-name="T13">Exemplo de Git 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6" draw:text-style-name="P8" draw:layer="layout" svg:width="12.864cm" svg:height="0.827cm" svg:x="4.67cm" svg:y="7.092cm">
          <text:p text:style-name="P4"><text:span text:style-name="T5">git</text:span><text:span text:style-name="T6"> clone &lt;remote&gt;</text:span></text:p>
          <draw:enhanced-geometry draw:mirror-horizontal="true" draw:mirror-vertical="false" draw:text-areas="0 ?f8 ?f12 ?f9" svg:viewBox="0 0 0 0" draw:type="ooxml-rightArrow" draw:modifiers="50000 7184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6;p13" draw:style-name="gr1" draw:text-style-name="P2" draw:layer="layout" svg:width="8.767cm" svg:height="1.914cm" svg:x="10.481cm" svg:y="19.722cm">
          <text:p text:style-name="P1"><text:span text:style-name="T1">Criar um novo repositório no diretório a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17" draw:text-style-name="P14" draw:layer="layout" svg:width="8.767cm" svg:height="0.672cm" svg:x="10.481cm" svg:y="19.064cm">
          <text:p text:style-name="P1"><text:span text:style-name="T14">git</text:span><text:span text:style-name="T15"> </text:span><text:span text:style-name="T16">init</text:span><text:span text:style-name="T15"> </text:span><text:span text:style-name="T17">.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88;p13" draw:style-name="gr18" draw:text-style-name="P8" draw:layer="layout" svg:width="1.087cm" svg:height="0.34cm" svg:x="13.465cm" svg:y="20.732cm">
          <text:p text:style-name="P4"><text:span text:style-name="T18">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19" draw:text-style-name="P6" draw:layer="layout" svg:width="1.087cm" svg:height="0.34cm" svg:x="14.23cm" svg:y="20.935cm">
          <text:p text:style-name="P4"><text:span text:style-name="T3">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3" draw:style-name="gr20" draw:text-style-name="P5" draw:layer="layout" svg:width="1.087cm" svg:height="0.34cm" svg:x="15.032cm" svg:y="21.062cm">
          <text:p text:style-name="P4"><text:span text:style-name="T2">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1" draw:text-style-name="P2" draw:layer="layout" svg:width="9.611cm" svg:height="1.537cm" svg:x="0.739cm" svg:y="23.335cm">
          <text:p text:style-name="P1"><text:span text:style-name="T1">Adicionar a conta do GitHub ao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3" draw:style-name="gr21" draw:text-style-name="P14" draw:layer="layout" svg:width="9.611cm" svg:height="1.163cm" svg:x="0.739cm" svg:y="22.212cm">
          <text:p text:style-name="P1"><text:span text:style-name="T14">git</text:span><text:span text:style-name="T15"> </text:span><text:span text:style-name="T16">config</text:span><text:span text:style-name="T15"> </text:span><text:span text:style-name="T19">--global </text:span><text:span text:style-name="T20">user.name </text:span><text:span text:style-name="T21">"Usuário no GitHub"</text:span></text:p>
          <text:p text:style-name="P1"><text:span text:style-name="T14">git</text:span><text:span text:style-name="T15"> </text:span><text:span text:style-name="T16">config</text:span><text:span text:style-name="T15"> </text:span><text:span text:style-name="T19">--global </text:span><text:span text:style-name="T20">user.email </text:span><text:span text:style-name="T21">"emaildeusuario@dogithub.com"</text:span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93;p13" draw:style-name="gr1" draw:text-style-name="P2" draw:layer="layout" svg:width="9.611cm" svg:height="1.69cm" svg:x="0.739cm" svg:y="26.466cm">
          <text:p text:style-name="P1"><text:span text:style-name="T1">Conectar origin e remote no diretório a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3" draw:style-name="gr21" draw:text-style-name="P14" draw:layer="layout" svg:width="9.611cm" svg:height="1.537cm" svg:x="0.739cm" svg:y="24.984cm">
          <text:p text:style-name="P1"><text:span text:style-name="T14">git</text:span><text:span text:style-name="T15"> </text:span><text:span text:style-name="T16">remote add </text:span><text:span text:style-name="T20">origin &lt;remote&gt;</text:span></text:p>
          <text:p text:style-name="P1"><text:span text:style-name="T22"># Exemplo:</text:span></text:p>
          <text:p text:style-name="P1"><text:span text:style-name="T14">git</text:span><text:span text:style-name="T15"> </text:span><text:span text:style-name="T16">remote add</text:span><text:span text:style-name="T15"> origin </text:span><text:span text:style-name="T20">https://github.com/user/repo.git</text:span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95;p13" draw:style-name="gr20" draw:text-style-name="P5" draw:layer="layout" svg:width="1.145cm" svg:height="0.34cm" svg:x="3.672cm" svg:y="27.432cm">
          <text:p text:style-name="P4"><text:span text:style-name="T2">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3" draw:style-name="gr22" draw:text-style-name="P3" draw:layer="layout" svg:width="0.821cm" svg:height="0.001cm" svg:x="4.818cm" svg:y="27.602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7;p13" draw:style-name="gr23" draw:text-style-name="P7" draw:layer="layout" svg:width="1.145cm" svg:height="0.34cm" svg:x="5.64cm" svg:y="27.432cm">
          <text:p text:style-name="P4"><text:span text:style-name="T4">R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3" draw:style-name="gr16" draw:text-style-name="P13" draw:layer="layout" svg:width="9.98cm" svg:height="0.741cm" svg:x="0.5cm" svg:y="18.135cm">
          <text:p text:style-name="P1"><text:span text:style-name="T23">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3" draw:style-name="gr1" draw:text-style-name="P2" draw:layer="layout" svg:width="9.611cm" svg:height="1.102cm" svg:x="0.739cm" svg:y="21.003cm">
          <text:p text:style-name="P1"><text:span text:style-name="T1">Instalar git e o gitk (interface gráfica simples) no Linux via apt-get e conferir a instalação pedindo a versão do git e rodando o git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3" draw:style-name="gr21" draw:text-style-name="P14" draw:layer="layout" svg:width="9.611cm" svg:height="2.094cm" svg:x="0.739cm" svg:y="19.05cm">
          <text:p text:style-name="P1"><text:span text:style-name="T14">sudo</text:span><text:span text:style-name="T15"> </text:span><text:span text:style-name="T16">apt-get</text:span><text:span text:style-name="T15"> </text:span><text:span text:style-name="T19">update</text:span></text:p>
          <text:p text:style-name="P1"><text:span text:style-name="T14">sudo</text:span><text:span text:style-name="T15"> </text:span><text:span text:style-name="T16">apt-get</text:span><text:span text:style-name="T15"> </text:span><text:span text:style-name="T19">install </text:span><text:span text:style-name="T20">git </text:span><text:span text:style-name="T19">-y</text:span></text:p>
          <text:p text:style-name="P1"><text:span text:style-name="T14">git</text:span><text:span text:style-name="T24"> </text:span><text:span text:style-name="T19">--version</text:span></text:p>
          <text:p text:style-name="P1"><text:span text:style-name="T14">sudo</text:span><text:span text:style-name="T15"> </text:span><text:span text:style-name="T16">apt-get</text:span><text:span text:style-name="T15"> </text:span><text:span text:style-name="T19">install </text:span><text:span text:style-name="T20">gitk </text:span><text:span text:style-name="T19">-y</text:span></text:p>
          <text:p text:style-name="P1"><text:span text:style-name="T14">gitk</text:span></text:p>
          <text:p text:style-name="P1"><text:span text:style-name="T19"/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01;p13" draw:style-name="gr1" draw:text-style-name="P2" draw:layer="layout" svg:width="8.767cm" svg:height="2.561cm" svg:x="10.493cm" svg:y="23.259cm">
          <text:p text:style-name="P1"><text:span text:style-name="T1">Obter os arquivos no remote e fazer merge com as alterações loc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3" draw:style-name="gr21" draw:text-style-name="P14" draw:layer="layout" svg:width="8.767cm" svg:height="1.488cm" svg:x="10.493cm" svg:y="21.844cm">
          <text:p text:style-name="P1"><text:span text:style-name="T14">git</text:span><text:span text:style-name="T15"> </text:span><text:span text:style-name="T16">clone </text:span><text:span text:style-name="T20">&lt;remote&gt;</text:span><text:span text:style-name="T16"> </text:span></text:p>
          <text:p text:style-name="P1"><text:span text:style-name="T22"># Exemplo:</text:span></text:p>
          <text:p text:style-name="P1"><text:span text:style-name="T14">git</text:span><text:span text:style-name="T15"> </text:span><text:span text:style-name="T16">clone </text:span><text:span text:style-name="T20">https://github.com/user/repo.git</text:span><text:span text:style-name="T16"> </text:span></text:p>
          <draw:enhanced-geometry draw:mirror-horizontal="false" draw:mirror-vertical="false" draw:text-areas="?f11 ?f9 ?f12 ?f13" svg:viewBox="0 0 0 0" draw:type="ooxml-round2SameRect" draw:modifiers="6374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03;p13" draw:style-name="gr23" draw:text-style-name="P7" draw:layer="layout" svg:width="1.145cm" svg:height="0.34cm" svg:x="16.537cm" svg:y="24.445cm">
          <text:p text:style-name="P4"><text:span text:style-name="T4">R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3" draw:style-name="gr24" draw:text-style-name="P3" draw:layer="layout" svg:width="1.682cm" svg:height="0.444cm" svg:x="14.854cm" svg:y="24.615cm">
          <text:p/>
          <draw:enhanced-geometry draw:mirror-horizontal="tru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6;p13" draw:style-name="gr18" draw:text-style-name="P8" draw:layer="layout" svg:width="1.087cm" svg:height="0.34cm" svg:x="12.126cm" svg:y="24.493cm">
          <text:p text:style-name="P4"><text:span text:style-name="T18">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3" draw:style-name="gr19" draw:text-style-name="P6" draw:layer="layout" svg:width="1.087cm" svg:height="0.34cm" svg:x="12.877cm" svg:y="24.658cm">
          <text:p text:style-name="P4"><text:span text:style-name="T3">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3" draw:style-name="gr20" draw:text-style-name="P5" draw:layer="layout" svg:width="1.087cm" svg:height="0.34cm" svg:x="13.765cm" svg:y="24.89cm">
          <text:p text:style-name="P4"><text:span text:style-name="T2">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3" draw:style-name="gr25" draw:text-style-name="P3" draw:layer="layout" svg:width="3.322cm" svg:height="0.047cm" svg:x="13.214cm" svg:y="24.615cm">
          <text:p/>
          <draw:enhanced-geometry draw:mirror-horizontal="true" draw:mirror-vertical="false" draw:text-areas="0 0 ?f5 ?f6" svg:viewBox="0 0 0 0" draw:type="ooxml-curvedConnector3" draw:modifiers="4990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9;p13" draw:style-name="gr16" draw:text-style-name="P13" draw:layer="layout" svg:width="9.98cm" svg:height="0.741cm" svg:x="0.5cm" svg:y="13.69cm">
          <text:p text:style-name="P1"><text:span text:style-name="T23">No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3" draw:style-name="gr21" draw:text-style-name="P14" draw:layer="layout" svg:width="18.564cm" svg:height="2.124cm" svg:x="0.685cm" svg:y="14.708cm">
          <text:p text:style-name="P1"><text:span text:style-name="T14">~$ comando </text:span><text:span text:style-name="T20">ou simplesmente </text:span><text:span text:style-name="T14">comando </text:span><text:span text:style-name="T20">para entrada de comando no terminal como o usuário padrão</text:span></text:p>
          <text:p text:style-name="P1"><text:span text:style-name="T25">~# comando </text:span><text:span text:style-name="T20">para entrada de comando no terminal como o usuário root</text:span></text:p>
          <text:p text:style-name="P1"><text:span text:style-name="T22"># texto </text:span><text:span text:style-name="T20">para comentário</text:span></text:p>
          <text:p text:style-name="P1"><text:span text:style-name="T26">&gt; texto </text:span><text:span text:style-name="T20">ou simplesmente </text:span><text:span text:style-name="T26">texto </text:span><text:span text:style-name="T20">para saída de um comando executado no terminal</text:span></text:p>
          <text:p text:style-name="P1"><text:span text:style-name="T20">Alguns argumentos possuem duas versões, pesquise e use a que preferir (</text:span><text:span text:style-name="T19">-m </text:span><text:span text:style-name="T20">e </text:span><text:span text:style-name="T19">--message</text:span><text:span text:style-name="T20">, por exemplo)</text:span></text:p>
          <text:p text:style-name="P1"><text:span text:style-name="T27"/></text:p>
          <text:p text:style-name="P1"><text:span text:style-name="T20"/></text:p>
          <text:p text:style-name="P1"><text:span text:style-name="T19"/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11;p13" draw:style-name="gr16" draw:text-style-name="P13" draw:layer="layout" svg:width="17.739cm" svg:height="0.579cm" svg:x="1.301cm" svg:y="2.6cm">
          <text:p text:style-name="P1"><text:span text:style-name="T28">Baseado em </text:span><text:span text:style-name="T29"><text:a xlink:href="https://blog.osteele.com/2008/05/my-git-workflow/" xlink:type="simple">https://blog.osteele.com/2008/05/my-git-workflow/</text:a></text:span><text:span text:style-name="T28"><text:s/>e em </text:span><text:span text:style-name="T29"><text:a xlink:href="https://stackoverflow.com/a/3690796" xlink:type="simple">https://stackoverflow.com/a/3690796</text:a></text:span><text:span text:style-name="T28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3" draw:style-name="gr6" draw:text-style-name="P8" draw:layer="layout" svg:width="3.27cm" svg:height="0.827cm" draw:transform="rotate (-0.849626279870839) translate (1.746cm 6.315cm)">
          <text:p text:style-name="P4"><text:span text:style-name="T5">git</text:span><text:span text:style-name="T6"> stash push</text:span></text:p>
          <draw:enhanced-geometry draw:mirror-horizontal="true" draw:mirror-vertical="false" draw:text-areas="0 ?f8 ?f12 ?f9" svg:viewBox="0 0 0 0" draw:type="ooxml-rightArrow" draw:modifiers="50000 7184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3;p13" draw:style-name="gr6" draw:text-style-name="P8" draw:layer="layout" svg:width="3.267cm" svg:height="0.827cm" draw:transform="rotate (0.84962627987084) translate (2.033cm 8.822cm)">
          <text:p text:style-name="P4"><text:span text:style-name="T5">git</text:span><text:span text:style-name="T6"> stash pop</text:span></text:p>
          <draw:enhanced-geometry draw:mirror-horizontal="false" draw:mirror-vertical="false" draw:text-areas="0 ?f8 ?f12 ?f9" svg:viewBox="0 0 0 0" draw:type="ooxml-rightArrow" draw:modifiers="50000 7184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4;p13" draw:style-name="gr26" draw:text-style-name="P15" draw:layer="layout" svg:width="2.589cm" svg:height="0.956cm" svg:x="1.089cm" svg:y="9.112cm">
          <text:p text:style-name="P4"><text:span text:style-name="T18">Stash Stac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13" draw:style-name="gr27" draw:text-style-name="P8" draw:layer="layout" svg:width="2.589cm" svg:height="0.956cm" svg:x="3.375cm" svg:y="5.668cm">
          <text:p text:style-name="P4"><text:span text:style-name="T18">Local Directo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2;g71198ec5aa_0_16:notes" draw:style-name="gr28" draw:layer="layout" svg:width="6.446cm" svg:height="9.524cm" svg:x="6.303cm" svg:y="1.905cm" draw:page-number="1" presentation:class="page"/>
          <draw:frame draw:name="Google Shape;53;g71198ec5aa_0_16:notes" presentation:style-name="pr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120;p14" draw:style-name="gr1" draw:text-style-name="P2" draw:layer="layout" svg:width="9.687cm" svg:height="0.672cm" svg:x="9.7cm" svg:y="15.685cm">
          <text:p text:style-name="P1"><text:span text:style-name="T1">Lista dos commits até o estado atual do pro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4" draw:style-name="gr1" draw:text-style-name="P2" draw:layer="layout" svg:width="9.592cm" svg:height="1.099cm" svg:x="9.702cm" svg:y="27.874cm">
          <text:p text:style-name="P1"><text:span text:style-name="T1">Mostrando as alterações nos arquivos em comparação com o último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16" draw:text-style-name="P13" draw:layer="layout" svg:width="18.037cm" svg:height="1.177cm" svg:x="1.059cm" svg:y="8.886cm">
          <text:p text:style-name="P1"><text:span text:style-name="T23">Mostrar informação <text:s/></text:span><text:span text:style-name="T30">(com exemplos de possíveis saídas)</text:span></text:p>
          <text:p text:style-name="P1"><text:span text:style-name="T31">Obs.: para saídas muito longas navegue com as setas do teclado e saia com a tecla “q”</text:span></text:p>
          <text:p text:style-name="P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4" draw:style-name="gr16" draw:text-style-name="P13" draw:layer="layout" svg:width="9.98cm" svg:height="0.741cm" svg:x="0.5cm" svg:y="0.385cm">
          <text:p text:style-name="P1"><text:span text:style-name="T23">Comandos de transport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4" draw:style-name="gr1" draw:text-style-name="P2" draw:layer="layout" svg:width="3.97cm" svg:height="1.646cm" svg:x="0.857cm" svg:y="2.043cm">
          <text:p text:style-name="P1"><text:span text:style-name="T1">Adicionar arquivos na staging a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4" draw:style-name="gr17" draw:text-style-name="P14" draw:layer="layout" svg:width="3.97cm" svg:height="0.672cm" svg:x="0.857cm" svg:y="1.385cm">
          <text:p text:style-name="P1"><text:span text:style-name="T14">git</text:span><text:span text:style-name="T15"> </text:span><text:span text:style-name="T16">add</text:span><text:span text:style-name="T15"> </text:span><text:span text:style-name="T17">&lt;wildcard&gt;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26;p14" draw:style-name="gr18" draw:text-style-name="P8" draw:layer="layout" svg:width="1.145cm" svg:height="0.34cm" svg:x="1.222cm" svg:y="3.196cm">
          <text:p text:style-name="P4"><text:span text:style-name="T18">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4" draw:style-name="gr19" draw:text-style-name="P6" draw:layer="layout" svg:width="1.145cm" svg:height="0.34cm" svg:x="3.207cm" svg:y="3.196cm">
          <text:p text:style-name="P4"><text:span text:style-name="T3">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4" draw:style-name="gr29" draw:text-style-name="P3" draw:layer="layout" svg:width="0.838cm" svg:height="0.001cm" svg:x="2.367cm" svg:y="3.366cm">
          <text:p/>
          <draw:enhanced-geometry draw:mirror-horizontal="fals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9;p14" draw:style-name="gr1" draw:text-style-name="P2" draw:layer="layout" svg:width="4.85cm" svg:height="1.914cm" svg:x="4.975cm" svg:y="6.046cm">
          <text:p text:style-name="P1"><text:span text:style-name="T1">Commit das alterações na staging a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4" draw:style-name="gr21" draw:text-style-name="P14" draw:layer="layout" svg:width="4.85cm" svg:height="1.914cm" svg:x="4.975cm" svg:y="4.118cm">
          <text:p text:style-name="P1"><text:span text:style-name="T22"># Título e comentário</text:span></text:p>
          <text:p text:style-name="P1"><text:span text:style-name="T14">git</text:span><text:span text:style-name="T15"> </text:span><text:span text:style-name="T16">add</text:span><text:span text:style-name="T15"> </text:span><text:span text:style-name="T19">-m </text:span><text:span text:style-name="T21">"&lt;msg&gt;" </text:span><text:span text:style-name="T19">-m </text:span><text:span text:style-name="T21">"&lt;msg&gt;"</text:span></text:p>
          <text:p text:style-name="P1"><text:span text:style-name="T22"># Título</text:span></text:p>
          <text:p text:style-name="P1"><text:span text:style-name="T14">git</text:span><text:span text:style-name="T15"> </text:span><text:span text:style-name="T16">add</text:span><text:span text:style-name="T15"> </text:span><text:span text:style-name="T19">-m </text:span><text:span text:style-name="T21">"&lt;msg&gt;"</text:span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31;p14" draw:style-name="gr30" draw:text-style-name="P12" draw:layer="layout" svg:width="0.48cm" svg:height="0.48cm" svg:x="6.498cm" svg:y="7.25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4" draw:style-name="gr31" draw:text-style-name="P17" draw:layer="layout" svg:width="0.48cm" svg:height="0.48cm" svg:x="7.56cm" svg:y="7.257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4" draw:style-name="gr32" draw:text-style-name="P3" draw:layer="layout" svg:width="0.581cm" svg:height="0.001cm" svg:x="6.979cm" svg:y="7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4" draw:style-name="gr1" draw:text-style-name="P2" draw:layer="layout" svg:width="3.97cm" svg:height="1.957cm" svg:x="11.04cm" svg:y="2.092cm">
          <text:p text:style-name="P1"><text:span text:style-name="T1">Push dos commits locais para o </text:span><text:span text:style-name="T32">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4" draw:style-name="gr17" draw:text-style-name="P14" draw:layer="layout" svg:width="3.97cm" svg:height="0.672cm" svg:x="11.04cm" svg:y="1.434cm">
          <text:p text:style-name="P1"><text:span text:style-name="T14">git</text:span><text:span text:style-name="T15"> </text:span><text:span text:style-name="T16">push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36;p14" draw:style-name="gr20" draw:text-style-name="P5" draw:layer="layout" svg:width="1.145cm" svg:height="0.34cm" svg:x="11.518cm" svg:y="3.349cm">
          <text:p text:style-name="P4"><text:span text:style-name="T2">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4" draw:style-name="gr33" draw:text-style-name="P3" draw:layer="layout" svg:width="0.821cm" svg:height="0.001cm" svg:x="12.663cm" svg:y="3.51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38;p14" draw:style-name="gr23" draw:text-style-name="P7" draw:layer="layout" svg:width="1.145cm" svg:height="0.34cm" svg:x="13.485cm" svg:y="3.349cm">
          <text:p text:style-name="P4"><text:span text:style-name="T4">R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4" draw:style-name="gr1" draw:text-style-name="P2" draw:layer="layout" svg:width="5.967cm" svg:height="1.914cm" svg:x="4.949cm" svg:y="2.07cm">
          <text:p text:style-name="P1"><text:span text:style-name="T1">Adicionar arquivos na staging area e fazer um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4" draw:style-name="gr17" draw:text-style-name="P14" draw:layer="layout" svg:width="5.967cm" svg:height="0.672cm" svg:x="4.949cm" svg:y="1.412cm">
          <text:p text:style-name="P1"><text:span text:style-name="T14">git</text:span><text:span text:style-name="T15"> </text:span><text:span text:style-name="T16">commit</text:span><text:span text:style-name="T15"> </text:span><text:span text:style-name="T19">-a -m </text:span><text:span text:style-name="T21">"&lt;msg&gt;" </text:span><text:span text:style-name="T19">-m </text:span><text:span text:style-name="T21">"&lt;msg&gt;"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41;p14" draw:style-name="gr18" draw:text-style-name="P8" draw:layer="layout" svg:width="1.145cm" svg:height="0.34cm" svg:x="5.613cm" svg:y="3.209cm">
          <text:p text:style-name="P4"><text:span text:style-name="T18">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4" draw:style-name="gr23" draw:text-style-name="P7" draw:layer="layout" svg:width="1.145cm" svg:height="0.34cm" svg:x="9.065cm" svg:y="3.209cm">
          <text:p text:style-name="P4"><text:span text:style-name="T4">R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4" draw:style-name="gr33" draw:text-style-name="P3" draw:layer="layout" svg:width="2.306cm" svg:height="0.001cm" svg:x="6.758cm" svg:y="3.38cm">
          <text:p/>
          <draw:enhanced-geometry draw:mirror-horizontal="fals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44;p14" draw:style-name="gr19" draw:text-style-name="P6" draw:layer="layout" svg:width="1.145cm" svg:height="0.34cm" svg:x="7.339cm" svg:y="3.196cm">
          <text:p text:style-name="P4"><text:span text:style-name="T3">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4" draw:style-name="gr1" draw:text-style-name="P2" draw:layer="layout" svg:width="3.97cm" svg:height="1.646cm" svg:x="0.857cm" svg:y="4.795cm">
          <text:p text:style-name="P1"><text:span text:style-name="T1">Desfazer último commit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4" draw:style-name="gr17" draw:text-style-name="P14" draw:layer="layout" svg:width="3.97cm" svg:height="0.672cm" svg:x="0.857cm" svg:y="4.136cm">
          <text:p text:style-name="P1"><text:span text:style-name="T14">git</text:span><text:span text:style-name="T15"> </text:span><text:span text:style-name="T16">reset</text:span><text:span text:style-name="T15"> </text:span><text:span text:style-name="T17">~HEAD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47;p14" draw:style-name="gr30" draw:text-style-name="P12" draw:layer="layout" svg:width="0.48cm" svg:height="0.48cm" svg:x="1.838cm" svg:y="5.79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14" draw:style-name="gr32" draw:text-style-name="P3" draw:layer="layout" svg:width="0.59cm" svg:height="0.001cm" svg:x="2.319cm" svg:y="6.0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4" draw:style-name="gr30" draw:text-style-name="P12" draw:layer="layout" svg:width="0.48cm" svg:height="0.48cm" svg:x="2.91cm" svg:y="5.79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14" draw:style-name="gr34" draw:text-style-name="P18" draw:layer="layout" svg:width="0.821cm" svg:height="0.741cm" svg:x="2.739cm" svg:y="5.643cm">
          <text:p text:style-name="P1"/>
          <draw:enhanced-geometry draw:mirror-horizontal="false" draw:mirror-vertical="false" draw:text-areas="?f14 ?f17 ?f23 ?f30" svg:viewBox="0 0 0 0" draw:type="ooxml-mathMultiply" draw:modifiers="7569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Google Shape;151;p14" draw:style-name="gr1" draw:text-style-name="P2" draw:layer="layout" svg:width="3.97cm" svg:height="1.646cm" svg:x="0.857cm" svg:y="7.2cm">
          <text:p text:style-name="P1"><text:span text:style-name="T1">Remover arquivos da staging a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4" draw:style-name="gr17" draw:text-style-name="P14" draw:layer="layout" svg:width="3.97cm" svg:height="0.672cm" svg:x="0.857cm" svg:y="6.542cm">
          <text:p text:style-name="P1"><text:span text:style-name="T14">git</text:span><text:span text:style-name="T15"> </text:span><text:span text:style-name="T16">reset</text:span><text:span text:style-name="T15"> </text:span><text:span text:style-name="T17">&lt;arquivo&gt;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53;p14" draw:style-name="gr18" draw:text-style-name="P8" draw:layer="layout" svg:width="1.145cm" svg:height="0.34cm" svg:x="1.222cm" svg:y="8.353cm">
          <text:p text:style-name="P4"><text:span text:style-name="T18">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4" draw:style-name="gr19" draw:text-style-name="P6" draw:layer="layout" svg:width="1.145cm" svg:height="0.34cm" svg:x="3.207cm" svg:y="8.353cm">
          <text:p text:style-name="P4"><text:span text:style-name="T3">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4" draw:style-name="gr25" draw:text-style-name="P3" draw:layer="layout" svg:width="0.838cm" svg:height="0.001cm" svg:x="2.367cm" svg:y="8.523cm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6;p14" draw:style-name="gr1" draw:text-style-name="P2" draw:layer="layout" svg:width="4.229cm" svg:height="2.527cm" svg:x="15.158cm" svg:y="5.433cm">
          <text:p text:style-name="P1"><text:span text:style-name="T1">Desfazer alterações no diretório de trabalho ou na staging area - os arquivos ficarão como os do último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4" draw:style-name="gr17" draw:text-style-name="P14" draw:layer="layout" svg:width="4.229cm" svg:height="0.672cm" svg:x="15.158cm" svg:y="4.774cm">
          <text:p text:style-name="P1"><text:span text:style-name="T14">git</text:span><text:span text:style-name="T15"> </text:span><text:span text:style-name="T16">checkout</text:span><text:span text:style-name="T15"> </text:span><text:span text:style-name="T19">-- </text:span><text:span text:style-name="T17">&lt;arquivo&gt;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58;p14" draw:style-name="gr1" draw:text-style-name="P2" draw:layer="layout" svg:width="4.229cm" svg:height="2.561cm" svg:x="15.132cm" svg:y="2.12cm">
          <text:p text:style-name="P1"><text:span text:style-name="T1">Obter os arquivos no remote e fazer merge com as alterações loc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4" draw:style-name="gr17" draw:text-style-name="P14" draw:layer="layout" svg:width="4.229cm" svg:height="0.672cm" svg:x="15.132cm" svg:y="1.461cm">
          <text:p text:style-name="P1"><text:span text:style-name="T14">git</text:span><text:span text:style-name="T15"> </text:span><text:span text:style-name="T16">pull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60;p14" draw:style-name="gr20" draw:text-style-name="P5" draw:layer="layout" svg:width="1.145cm" svg:height="0.34cm" svg:x="15.61cm" svg:y="3.588cm">
          <text:p text:style-name="P4"><text:span text:style-name="T2">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4" draw:style-name="gr23" draw:text-style-name="P7" draw:layer="layout" svg:width="1.145cm" svg:height="0.34cm" svg:x="17.578cm" svg:y="3.588cm">
          <text:p text:style-name="P4"><text:span text:style-name="T4">R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4" draw:style-name="gr18" draw:text-style-name="P8" draw:layer="layout" svg:width="1.145cm" svg:height="0.34cm" svg:x="15.61cm" svg:y="4.029cm">
          <text:p text:style-name="P4"><text:span text:style-name="T18">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4" draw:style-name="gr25" draw:text-style-name="P3" draw:layer="layout" svg:width="0.821cm" svg:height="0.44cm" svg:x="16.754cm" svg:y="3.758cm">
          <text:p/>
          <draw:enhanced-geometry draw:mirror-horizontal="tru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4;p14" draw:style-name="gr24" draw:text-style-name="P3" draw:layer="layout" svg:width="0.821cm" svg:height="0.001cm" svg:x="16.754cm" svg:y="3.758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5;p14" draw:style-name="gr1" draw:text-style-name="P2" draw:layer="layout" svg:width="4.992cm" svg:height="2.206cm" svg:x="9.973cm" svg:y="4.774cm">
          <text:p text:style-name="P1"><text:span text:style-name="T1">Obter os arquivos no remote mas não fazer merge com as alterações loc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4" draw:style-name="gr17" draw:text-style-name="P14" draw:layer="layout" svg:width="4.992cm" svg:height="0.672cm" svg:x="9.973cm" svg:y="4.116cm">
          <text:p text:style-name="P1"><text:span text:style-name="T14">git</text:span><text:span text:style-name="T15"> </text:span><text:span text:style-name="T16">fetch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67;p14" draw:style-name="gr20" draw:text-style-name="P5" draw:layer="layout" svg:width="1.145cm" svg:height="0.34cm" svg:x="10.874cm" svg:y="6.243cm">
          <text:p text:style-name="P4"><text:span text:style-name="T2">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4" draw:style-name="gr23" draw:text-style-name="P7" draw:layer="layout" svg:width="1.145cm" svg:height="0.34cm" svg:x="12.842cm" svg:y="6.243cm">
          <text:p text:style-name="P4"><text:span text:style-name="T4">R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4" draw:style-name="gr24" draw:text-style-name="P3" draw:layer="layout" svg:width="0.821cm" svg:height="0.001cm" svg:x="12.018cm" svg:y="6.413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0;p14" draw:style-name="gr1" draw:text-style-name="P2" draw:layer="layout" svg:width="8.709cm" svg:height="1.432cm" svg:x="0.857cm" svg:y="17.86cm">
          <text:p text:style-name="P1"><text:span text:style-name="T1">Mostra o estado atual do diretório de trabalho: arquivos na staging area, arquivos não rastreados, arquivos deletados e arquivos que estavam na staging area, mas foram deletados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4" draw:style-name="gr21" draw:text-style-name="P14" draw:layer="layout" svg:width="8.709cm" svg:height="7.656cm" svg:x="0.857cm" svg:y="10.343cm">
          <text:p text:style-name="P1"><text:span text:style-name="T14">~$ git</text:span><text:span text:style-name="T15"> </text:span><text:span text:style-name="T16">status</text:span></text:p>
          <text:p text:style-name="P1"><text:span text:style-name="T26">&gt; On branch </text:span><text:span text:style-name="T33">&lt;nome-branch&gt;</text:span></text:p>
          <text:p text:style-name="P1"><text:span text:style-name="T26">&gt; Changes to be committed:</text:span></text:p>
          <text:p text:style-name="P1"><text:span text:style-name="T26">&gt; <text:s text:c="2"/>(use "git reset HEAD &lt;file&gt;..." to unstage)</text:span></text:p>
          <text:p text:style-name="P1"><text:span text:style-name="T26">&gt; </text:span></text:p>
          <text:p text:style-name="P1"><text:span text:style-name="T26">&gt; <text:s text:c="4"/></text:span><text:span text:style-name="T21">new file: <text:s text:c="2"/>file_on_staging_area.txt</text:span></text:p>
          <text:p text:style-name="P1"><text:span text:style-name="T26">&gt; </text:span></text:p>
          <text:p text:style-name="P1"><text:span text:style-name="T26">&gt; Changes not staged for commit:</text:span></text:p>
          <text:p text:style-name="P1"><text:span text:style-name="T26">&gt; <text:s/>(use "git add/rm &lt;file&gt;..." to update what will be committed)</text:span></text:p>
          <text:p text:style-name="P1"><text:span text:style-name="T26">&gt; <text:s/>(use "git checkout -- &lt;file&gt;..." to discard changes in working directory)</text:span></text:p>
          <text:p text:style-name="P1"><text:span text:style-name="T26">&gt;</text:span></text:p>
          <text:p text:style-name="P1"><text:span text:style-name="T26">&gt; <text:s text:c="3"/></text:span><text:span text:style-name="T27">deleted:</text:span><text:span text:style-name="T27"><text:tab/></text:span><text:span text:style-name="T27">file_to_be_deleted_after_add_area.txt</text:span></text:p>
          <text:p text:style-name="P1"><text:span text:style-name="T26">&gt;</text:span></text:p>
          <text:p text:style-name="P1"><text:span text:style-name="T26">&gt; Untracked files:</text:span></text:p>
          <text:p text:style-name="P1"><text:span text:style-name="T26">&gt; <text:s text:c="2"/>(use "git add &lt;file&gt;..." to include in what will be committed)</text:span></text:p>
          <text:p text:style-name="P1"><text:span text:style-name="T26">&gt; </text:span></text:p>
          <text:p text:style-name="P1"><text:span text:style-name="T26">&gt; <text:s text:c="4"/></text:span><text:span text:style-name="T27">file_on_local_directory.txt</text:span></text:p>
          <text:p text:style-name="P1"><text:span text:style-name="T26">&gt;</text:span></text:p>
          <text:p text:style-name="P1"><text:span text:style-name="T16"/></text:p>
          <text:p text:style-name="P1"><text:span text:style-name="T16"/></text:p>
          <draw:enhanced-geometry draw:mirror-horizontal="false" draw:mirror-vertical="false" draw:text-areas="?f11 ?f9 ?f12 ?f13" svg:viewBox="0 0 0 0" draw:type="ooxml-round2SameRect" draw:modifiers="1999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72;p14" draw:style-name="gr21" draw:text-style-name="P14" draw:layer="layout" svg:width="9.687cm" svg:height="5.542cm" svg:x="9.7cm" svg:y="10.343cm">
          <text:p text:style-name="P1"><text:span text:style-name="T14">~$ git</text:span><text:span text:style-name="T15"> </text:span><text:span text:style-name="T16">log </text:span></text:p>
          <text:p text:style-name="P1"><text:span text:style-name="T26">&gt; commit </text:span><text:span text:style-name="T34">6f6098fc0ea9cbc6545d02300426434817ba8927</text:span><text:span text:style-name="T26"> (</text:span><text:span text:style-name="T24">HEAD -&gt;</text:span><text:span text:style-name="T35"> </text:span><text:span text:style-name="T21">master</text:span><text:span text:style-name="T26">)</text:span></text:p>
          <text:p text:style-name="P1"><text:span text:style-name="T26">&gt; Author: ALREstevam &lt;a166348@dac.unicamp.br&gt;</text:span></text:p>
          <text:p text:style-name="P1"><text:span text:style-name="T26">&gt; Date: <text:s text:c="2"/>Mon Mar 9 21:55:10 2020 -0300</text:span></text:p>
          <text:p text:style-name="P1"><text:span text:style-name="T26">&gt; </text:span></text:p>
          <text:p text:style-name="P1"><text:span text:style-name="T26">&gt; </text:span><text:span text:style-name="T26"><text:tab/></text:span><text:span text:style-name="T26">Adicionando o segundo arquivo</text:span></text:p>
          <text:p text:style-name="P1"><text:span text:style-name="T26">&gt; <text:s text:c="4"/></text:span></text:p>
          <text:p text:style-name="P1"><text:span text:style-name="T26">&gt; </text:span><text:span text:style-name="T26"><text:tab/></text:span><text:span text:style-name="T26">Este é um comentário</text:span></text:p>
          <text:p text:style-name="P1"><text:span text:style-name="T26">&gt; </text:span></text:p>
          <text:p text:style-name="P1"><text:span text:style-name="T26">&gt; commit </text:span><text:span text:style-name="T34">1e12c9c48ed6a58977483331ede02511fd0002cd</text:span></text:p>
          <text:p text:style-name="P1"><text:span text:style-name="T26">&gt; Author: ALREstevam &lt;a166348@dac.unicamp.br&gt;</text:span></text:p>
          <text:p text:style-name="P1"><text:span text:style-name="T26">&gt; Date: <text:s text:c="2"/>Mon Mar 9 21:53:23 2020 -0300</text:span></text:p>
          <text:p text:style-name="P1"><text:span text:style-name="T26">&gt; </text:span></text:p>
          <text:p text:style-name="P1"><text:span text:style-name="T26">&gt; </text:span><text:span text:style-name="T26"><text:tab/></text:span><text:span text:style-name="T26">adicionando o primeiro arquivo</text:span></text:p>
          <draw:enhanced-geometry draw:mirror-horizontal="false" draw:mirror-vertical="false" draw:text-areas="?f11 ?f9 ?f12 ?f13" svg:viewBox="0 0 0 0" draw:type="ooxml-round2SameRect" draw:modifiers="2392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73;p14" draw:style-name="gr1" draw:text-style-name="P2" draw:layer="layout" svg:width="9.687cm" svg:height="0.672cm" svg:x="9.702cm" svg:y="18.469cm">
          <text:p text:style-name="P1"><text:span text:style-name="T1">Forma rápida de listar apenas as mensagens e hashes dos commits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4" draw:style-name="gr21" draw:text-style-name="P14" draw:layer="layout" svg:width="9.687cm" svg:height="2.145cm" svg:x="9.7cm" svg:y="16.469cm">
          <text:p text:style-name="P1"><text:span text:style-name="T14">~$ git</text:span><text:span text:style-name="T15"> </text:span><text:span text:style-name="T16">log </text:span><text:span text:style-name="T19">--pretty=</text:span><text:span text:style-name="T17">oneline</text:span></text:p>
          <text:p text:style-name="P1"><text:span text:style-name="T26">&gt; </text:span><text:span text:style-name="T34">6f6098fc0ea9cbc6545d02300426434817ba8927</text:span><text:span text:style-name="T26"> (</text:span><text:span text:style-name="T24">HEAD -&gt;</text:span><text:span text:style-name="T35"> </text:span><text:span text:style-name="T21">master</text:span><text:span text:style-name="T26">) Adicionando o segundo arquivo</text:span></text:p>
          <text:p text:style-name="P1"><text:span text:style-name="T26">&gt; </text:span><text:span text:style-name="T34">1e12c9c48ed6a58977483331ede02511fd0002cd</text:span><text:span text:style-name="T36"> </text:span><text:span text:style-name="T26">adicionando o primeiro arquivo</text:span></text:p>
          <draw:enhanced-geometry draw:mirror-horizontal="false" draw:mirror-vertical="false" draw:text-areas="?f11 ?f9 ?f12 ?f13" svg:viewBox="0 0 0 0" draw:type="ooxml-round2SameRect" draw:modifiers="5301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75;p14" draw:style-name="gr1" draw:text-style-name="P2" draw:layer="layout" svg:width="8.709cm" svg:height="1.009cm" svg:x="0.857cm" svg:y="25.391cm">
          <text:p text:style-name="P1"><text:span text:style-name="T1">Forma rápida de listar apenas as mensagens e hashes dos comm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4" draw:style-name="gr21" draw:text-style-name="P14" draw:layer="layout" svg:width="8.709cm" svg:height="6.142cm" svg:x="0.857cm" svg:y="19.376cm">
          <text:p text:style-name="P1"><text:span text:style-name="T14">~$ git</text:span><text:span text:style-name="T15"> </text:span><text:span text:style-name="T16">log </text:span><text:span text:style-name="T19">-p </text:span><text:span text:style-name="T17">&lt;arquivo&gt;</text:span></text:p>
          <text:p text:style-name="P1"><text:span text:style-name="T21"># [...]</text:span></text:p>
          <text:p text:style-name="P1"><text:span text:style-name="T26">&gt; commit 1e12c9c48ed6a58977483331ede02511fd0002cd</text:span></text:p>
          <text:p text:style-name="P1"><text:span text:style-name="T26">&gt; Author: ALREstevam &lt;a166348@dac.unicamp.br&gt;</text:span></text:p>
          <text:p text:style-name="P1"><text:span text:style-name="T26">&gt; Date: <text:s text:c="2"/>Mon Mar 9 21:53:23 2020 -0300</text:span></text:p>
          <text:p text:style-name="P1"><text:span text:style-name="T26">&gt; </text:span></text:p>
          <text:p text:style-name="P1"><text:span text:style-name="T26">&gt; </text:span><text:span text:style-name="T26"><text:tab/></text:span><text:span text:style-name="T26">adicionando o primeiro arquivo</text:span></text:p>
          <text:p text:style-name="P1"><text:span text:style-name="T26">&gt; </text:span></text:p>
          <text:p text:style-name="P1"><text:span text:style-name="T26">&gt; diff --git a/primeiro_arquivo.txt b/primeiro_arquivo.txt</text:span></text:p>
          <text:p text:style-name="P1"><text:span text:style-name="T26">&gt; new file mode 100644</text:span></text:p>
          <text:p text:style-name="P1"><text:span text:style-name="T26">&gt; index 0000000..0b80307</text:span></text:p>
          <text:p text:style-name="P1"><text:span text:style-name="T26">&gt; --- /dev/null</text:span></text:p>
          <text:p text:style-name="P1"><text:span text:style-name="T26">&gt; +++ b/primeiro_arquivo.txt</text:span></text:p>
          <text:p text:style-name="P1"><text:span text:style-name="T26">&gt; </text:span><text:span text:style-name="T24">@@ -0,0 +1 @@</text:span></text:p>
          <text:p text:style-name="P1"><text:span text:style-name="T26">&gt; </text:span><text:span text:style-name="T21">+adicionando uma linha</text:span></text:p>
          <text:p text:style-name="P1"><text:span text:style-name="T26">&gt; \ No newline at end of file</text:span></text:p>
          <text:p text:style-name="P1"><text:span text:style-name="T26"/></text:p>
          <text:p text:style-name="P1"><text:span text:style-name="T26"/></text:p>
          <draw:enhanced-geometry draw:mirror-horizontal="false" draw:mirror-vertical="false" draw:text-areas="?f11 ?f9 ?f12 ?f13" svg:viewBox="0 0 0 0" draw:type="ooxml-round2SameRect" draw:modifiers="254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77;p14" draw:style-name="gr1" draw:text-style-name="P2" draw:layer="layout" svg:width="9.687cm" svg:height="0.672cm" svg:x="9.702cm" svg:y="21.954cm">
          <text:p text:style-name="P1"><text:span text:style-name="T1">Mostrar quem, quando e o que foi alte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4" draw:style-name="gr21" draw:text-style-name="P14" draw:layer="layout" svg:width="9.687cm" svg:height="2.891cm" svg:x="9.702cm" svg:y="19.243cm">
          <text:p text:style-name="P1"><text:span text:style-name="T14">~$ git</text:span><text:span text:style-name="T15"> </text:span><text:span text:style-name="T16">blame </text:span><text:span text:style-name="T17">&lt;arquivo&gt;</text:span></text:p>
          <text:p text:style-name="P1"><text:span text:style-name="T21"># [...]</text:span></text:p>
          <text:p text:style-name="P1"><text:span text:style-name="T26">&gt; 9faca74a (ALREstevam 2020-03-09 22:04:18 -0300 1) adicionando uma linha</text:span></text:p>
          <text:p text:style-name="P1"><text:span text:style-name="T26">&gt; 9faca74a (ALREstevam 2020-03-09 22:04:18 -0300 2) adicionando outra linha</text:span></text:p>
          <draw:enhanced-geometry draw:mirror-horizontal="false" draw:mirror-vertical="false" draw:text-areas="?f11 ?f9 ?f12 ?f13" svg:viewBox="0 0 0 0" draw:type="ooxml-round2SameRect" draw:modifiers="254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79;p14" draw:style-name="gr21" draw:text-style-name="P14" draw:layer="layout" svg:width="9.592cm" svg:height="5.229cm" svg:x="9.702cm" svg:y="22.736cm">
          <text:p text:style-name="P1"><text:span text:style-name="T22"># use diff &lt;arquivo&gt; para especificar o arquivo</text:span></text:p>
          <text:p text:style-name="P1"><text:span text:style-name="T14">~$ git</text:span><text:span text:style-name="T15"> </text:span><text:span text:style-name="T16">diff </text:span><text:span text:style-name="T22"># Arquivos não rastreados</text:span></text:p>
          <text:p text:style-name="P1"><text:span text:style-name="T14">~$ git</text:span><text:span text:style-name="T15"> </text:span><text:span text:style-name="T16">diff </text:span><text:span text:style-name="T19">--staged </text:span><text:span text:style-name="T22"># Arquivos na staging area</text:span></text:p>
          <text:p text:style-name="P1"><text:span text:style-name="T14">~$ git</text:span><text:span text:style-name="T15"> </text:span><text:span text:style-name="T16">blame </text:span><text:span text:style-name="T22"># Arquivos não rastreados e na staging area</text:span></text:p>
          <text:p text:style-name="P1"><text:span text:style-name="T26">&gt; diff --git a/primeiro_arquivo.txt b/primeiro_arquivo.txt</text:span></text:p>
          <text:p text:style-name="P1"><text:span text:style-name="T26">&gt; index 9287b54..7633552 100644</text:span></text:p>
          <text:p text:style-name="P1"><text:span text:style-name="T26">&gt; --- a/primeiro_arquivo.txt</text:span></text:p>
          <text:p text:style-name="P1"><text:span text:style-name="T26">&gt; +++ b/primeiro_arquivo.txt</text:span></text:p>
          <text:p text:style-name="P1"><text:span text:style-name="T26">&gt; @@ -1,2 +1,3 @@</text:span></text:p>
          <text:p text:style-name="P1"><text:span text:style-name="T26">&gt; </text:span><text:span text:style-name="T20">Apagando as linhas e trocando por outra coisa</text:span></text:p>
          <text:p text:style-name="P1"><text:span text:style-name="T26">&gt; </text:span><text:span text:style-name="T27">-Números: 1, 2, 3</text:span></text:p>
          <text:p text:style-name="P1"><text:span text:style-name="T26">&gt; </text:span><text:span text:style-name="T20">\ No newline at end of file</text:span></text:p>
          <text:p text:style-name="P1"><text:span text:style-name="T26">&gt; </text:span><text:span text:style-name="T21">+Números: 1, 2, 3, 4</text:span></text:p>
          <text:p text:style-name="P1"><text:span text:style-name="T26">&gt; </text:span><text:span text:style-name="T21">+Letras: A, B, C</text:span></text:p>
          <draw:enhanced-geometry draw:mirror-horizontal="false" draw:mirror-vertical="false" draw:text-areas="?f11 ?f9 ?f12 ?f13" svg:viewBox="0 0 0 0" draw:type="ooxml-round2SameRect" draw:modifiers="254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80;p14" draw:style-name="gr1" draw:text-style-name="P2" draw:layer="layout" svg:width="8.709cm" svg:height="1.802cm" svg:x="0.857cm" svg:y="27.172cm">
          <text:p text:style-name="P1"><text:span text:style-name="T1">Inicia a interface gráfica gitk - bastante útil para consultar informações e visualizar o commits e branches em um estrutura de árv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4" draw:style-name="gr17" draw:text-style-name="P14" draw:layer="layout" svg:width="8.709cm" svg:height="0.672cm" svg:x="0.857cm" svg:y="26.513cm">
          <text:p text:style-name="P1"><text:span text:style-name="T14">gitk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presentation:notes draw:style-name="dp2">
          <draw:page-thumbnail draw:name="Google Shape;117;g71198ec5aa_0_297:notes" draw:style-name="gr28" draw:layer="layout" svg:width="6.446cm" svg:height="9.524cm" svg:x="6.303cm" svg:y="1.905cm" draw:page-number="2" presentation:class="page"/>
          <draw:frame draw:name="Google Shape;118;g71198ec5aa_0_297:notes" presentation:style-name="pr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86;p15" draw:style-name="gr1" draw:text-style-name="P2" draw:layer="layout" svg:width="9.749cm" svg:height="0.792cm" svg:x="1.032cm" svg:y="22.805cm">
          <text:p text:style-name="P1"><text:span text:style-name="T1">Commit na branch errada (fora a mas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5" draw:style-name="gr1" draw:text-style-name="P2" draw:layer="layout" svg:width="9.855cm" svg:height="0.693cm" svg:x="9.556cm" svg:y="3.805cm">
          <text:p text:style-name="P1"><text:span text:style-name="T1">Listar branches locais, no remote ou amb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5" draw:style-name="gr16" draw:text-style-name="P13" draw:layer="layout" svg:width="9.98cm" svg:height="0.672cm" svg:x="0.519cm" svg:y="0.675cm">
          <text:p text:style-name="P1"><text:span text:style-name="T23">Branches e t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5" draw:style-name="gr1" draw:text-style-name="P2" draw:layer="layout" svg:width="3.97cm" svg:height="2.879cm" svg:x="0.857cm" svg:y="2.428cm">
          <text:p text:style-name="P1"><text:span text:style-name="T1">Criar uma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5" draw:style-name="gr17" draw:text-style-name="P14" draw:layer="layout" svg:width="3.97cm" svg:height="0.672cm" svg:x="0.857cm" svg:y="1.769cm">
          <text:p text:style-name="P1"><text:span text:style-name="T14">git</text:span><text:span text:style-name="T15"> </text:span><text:span text:style-name="T16">branch</text:span><text:span text:style-name="T15"> </text:span><text:span text:style-name="T17">&lt;nome-branch&gt;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191;p15" draw:style-name="gr30" draw:text-style-name="P12" draw:layer="layout" svg:width="0.48cm" svg:height="0.48cm" svg:x="1.169cm" svg:y="3.84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2;p15" draw:style-name="gr30" draw:text-style-name="P12" draw:layer="layout" svg:width="0.48cm" svg:height="0.48cm" svg:x="2.114cm" svg:y="3.846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3;p15" draw:style-name="gr32" draw:text-style-name="P3" draw:layer="layout" svg:width="0.462cm" svg:height="0.001cm" svg:x="1.65cm" svg:y="4.0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15" draw:style-name="gr16" draw:text-style-name="P13" draw:layer="layout" svg:width="1.705cm" svg:height="0.672cm" svg:x="2.65cm" svg:y="3.654cm">
          <text:p text:style-name="P1"><text:span text:style-name="T37">*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5" draw:style-name="gr35" draw:text-style-name="P3" draw:layer="layout" svg:width="0.535cm" svg:height="0.741cm" svg:x="1.65cm" svg:y="4.087cm">
          <text:p/>
          <draw:enhanced-geometry draw:mirror-horizontal="false" draw:mirror-vertical="false" draw:text-areas="0 0 ?f5 ?f6" svg:viewBox="0 0 0 0" draw:type="ooxml-curvedConnector3" draw:modifiers="4997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7;p15" draw:style-name="gr16" draw:text-style-name="P13" draw:layer="layout" svg:width="2.306cm" svg:height="0.672cm" svg:x="2.595cm" svg:y="4.492cm">
          <text:p text:style-name="P1"><text:span text:style-name="T38">nome-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5" draw:style-name="gr12" draw:text-style-name="P13" draw:layer="layout" svg:width="0.844cm" svg:height="0.956cm" svg:x="0.999cm" svg:y="3.609cm">
          <text:p text:style-name="P4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5" draw:style-name="gr12" draw:text-style-name="P13" draw:layer="layout" svg:width="0.844cm" svg:height="0.956cm" svg:x="1.932cm" svg:y="3.644cm">
          <text:p text:style-name="P4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5" draw:style-name="gr36" draw:text-style-name="P6" draw:layer="layout" svg:width="0.289cm" svg:height="0.289cm" svg:x="2.186cm" svg:y="4.68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0;p15" draw:style-name="gr12" draw:text-style-name="P13" draw:layer="layout" svg:width="0.844cm" svg:height="0.956cm" svg:x="1.932cm" svg:y="4.35cm">
          <text:p text:style-name="P4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5" draw:style-name="gr37" draw:text-style-name="P12" draw:layer="layout" svg:width="0.267cm" svg:height="0.267cm" draw:transform="rotate (-3.14159265358979) translate (2.488cm 3.757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2;p15" draw:style-name="gr12" draw:text-style-name="P13" draw:layer="layout" svg:width="0.844cm" svg:height="0.956cm" svg:x="1.932cm" svg:y="3.145cm">
          <text:p text:style-name="P4"><text:span text:style-name="T39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5" draw:style-name="gr1" draw:text-style-name="P2" draw:layer="layout" svg:width="4.537cm" svg:height="2.879cm" svg:x="4.922cm" svg:y="2.428cm">
          <text:p text:style-name="P1"><text:span text:style-name="T1">Mudar branch no diretório de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5" draw:style-name="gr17" draw:text-style-name="P14" draw:layer="layout" svg:width="4.537cm" svg:height="0.672cm" svg:x="4.922cm" svg:y="1.769cm">
          <text:p text:style-name="P1"><text:span text:style-name="T14">git</text:span><text:span text:style-name="T15"> </text:span><text:span text:style-name="T16">checkout</text:span><text:span text:style-name="T15"> </text:span><text:span text:style-name="T17">&lt;nome-branch&gt;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05;p15" draw:style-name="gr30" draw:text-style-name="P12" draw:layer="layout" svg:width="0.48cm" svg:height="0.48cm" svg:x="5.21cm" svg:y="3.63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15" draw:style-name="gr30" draw:text-style-name="P12" draw:layer="layout" svg:width="0.48cm" svg:height="0.48cm" svg:x="6.155cm" svg:y="3.638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15" draw:style-name="gr32" draw:text-style-name="P3" draw:layer="layout" svg:width="0.462cm" svg:height="0.001cm" svg:x="5.691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15" draw:style-name="gr16" draw:text-style-name="P13" draw:layer="layout" svg:width="1.705cm" svg:height="0.672cm" svg:x="6.656cm" svg:y="3.446cm">
          <text:p text:style-name="P1"><text:span text:style-name="T37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5" draw:style-name="gr35" draw:text-style-name="P3" draw:layer="layout" svg:width="0.535cm" svg:height="1.164cm" svg:x="5.691cm" svg:y="3.879cm">
          <text:p/>
          <draw:enhanced-geometry draw:mirror-horizontal="false" draw:mirror-vertical="false" draw:text-areas="0 0 ?f5 ?f6" svg:viewBox="0 0 0 0" draw:type="ooxml-curvedConnector3" draw:modifiers="4997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11;p15" draw:style-name="gr16" draw:text-style-name="P13" draw:layer="layout" svg:width="2.551cm" svg:height="0.672cm" svg:x="6.411cm" svg:y="4.672cm">
          <text:p text:style-name="P1"><text:span text:style-name="T38">* nome-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5" draw:style-name="gr12" draw:text-style-name="P13" draw:layer="layout" svg:width="0.844cm" svg:height="0.956cm" svg:x="5.04cm" svg:y="3.4cm">
          <text:p text:style-name="P4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5" draw:style-name="gr12" draw:text-style-name="P13" draw:layer="layout" svg:width="0.844cm" svg:height="0.956cm" svg:x="5.938cm" svg:y="3.436cm">
          <text:p text:style-name="P4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5" draw:style-name="gr36" draw:text-style-name="P6" draw:layer="layout" svg:width="0.289cm" svg:height="0.289cm" svg:x="6.227cm" svg:y="4.89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4;p15" draw:style-name="gr12" draw:text-style-name="P13" draw:layer="layout" svg:width="0.844cm" svg:height="0.956cm" svg:x="5.938cm" svg:y="4.566cm">
          <text:p text:style-name="P4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5" draw:style-name="gr38" draw:text-style-name="P6" draw:layer="layout" svg:width="0.267cm" svg:height="0.267cm" draw:transform="rotate (-3.14159265358979) translate (6.529cm 4.791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16;p15" draw:style-name="gr12" draw:text-style-name="P13" draw:layer="layout" svg:width="0.844cm" svg:height="0.956cm" svg:x="5.973cm" svg:y="4.179cm">
          <text:p text:style-name="P4"><text:span text:style-name="T4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5" draw:style-name="gr21" draw:text-style-name="P14" draw:layer="layout" svg:width="9.855cm" svg:height="2.098cm" svg:x="9.556cm" svg:y="1.747cm">
          <text:p text:style-name="P1"><text:span text:style-name="T14">git</text:span><text:span text:style-name="T15"> </text:span><text:span text:style-name="T16">branch</text:span><text:span text:style-name="T15"> </text:span><text:span text:style-name="T22"># Branches locais</text:span></text:p>
          <text:p text:style-name="P1"><text:span text:style-name="T14">git</text:span><text:span text:style-name="T15"> </text:span><text:span text:style-name="T16">branch</text:span><text:span text:style-name="T15"> </text:span><text:span text:style-name="T19">-a </text:span><text:span text:style-name="T22"># `--all` todas as branches (origin e remote)</text:span></text:p>
          <text:p text:style-name="P1"><text:span text:style-name="T14">git</text:span><text:span text:style-name="T15"> </text:span><text:span text:style-name="T16">branch</text:span><text:span text:style-name="T15"> </text:span><text:span text:style-name="T19">-r </text:span><text:span text:style-name="T22"># `--remote` branches no remote</text:span></text:p>
          <text:p text:style-name="P1"><text:span text:style-name="T14">git</text:span><text:span text:style-name="T15"> </text:span><text:span text:style-name="T16">branch</text:span><text:span text:style-name="T15"> </text:span><text:span text:style-name="T19">-av </text:span><text:span text:style-name="T22"># branches locais e remotas com o título e hash do último commit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18;p15" draw:style-name="gr1" draw:text-style-name="P2" draw:layer="layout" svg:width="4.755cm" svg:height="2.839cm" svg:x="0.857cm" svg:y="6.077cm">
          <text:p text:style-name="P1"><text:span text:style-name="T1">Deletar uma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5" draw:style-name="gr17" draw:text-style-name="P14" draw:layer="layout" svg:width="4.755cm" svg:height="0.672cm" svg:x="0.857cm" svg:y="5.419cm">
          <text:p text:style-name="P1"><text:span text:style-name="T14">git</text:span><text:span text:style-name="T15"> </text:span><text:span text:style-name="T16">branch</text:span><text:span text:style-name="T15"> </text:span><text:span text:style-name="T19">-d </text:span><text:span text:style-name="T17">&lt;nome-branch&gt;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20;p15" draw:style-name="gr30" draw:text-style-name="P12" draw:layer="layout" svg:width="0.289cm" svg:height="0.289cm" svg:x="1.169cm" svg:y="7.49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15" draw:style-name="gr30" draw:text-style-name="P12" draw:layer="layout" svg:width="0.252cm" svg:height="0.252cm" svg:x="1.967cm" svg:y="7.532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2;p15" draw:style-name="gr32" draw:text-style-name="P3" draw:layer="layout" svg:width="0.507cm" svg:height="0.017cm" svg:x="1.459cm" svg:y="7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15" draw:style-name="gr16" draw:text-style-name="P13" draw:layer="layout" svg:width="1.705cm" svg:height="0.672cm" svg:x="4.039cm" svg:y="7.242cm">
          <text:p text:style-name="P1"><text:span text:style-name="T37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5" draw:style-name="gr39" draw:text-style-name="P3" draw:layer="layout" svg:width="0.587cm" svg:height="0.612cm" svg:x="1.459cm" svg:y="7.641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6;p15" draw:style-name="gr16" draw:text-style-name="P13" draw:layer="layout" svg:width="2.306cm" svg:height="0.48cm" svg:x="3.205cm" svg:y="7.868cm">
          <text:p text:style-name="P1"><text:span text:style-name="T38">nome-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5" draw:style-name="gr40" draw:text-style-name="P19" draw:layer="layout" svg:width="0.289cm" svg:height="0.289cm" svg:x="2.048cm" svg:y="8.10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15" draw:style-name="gr40" draw:text-style-name="P19" draw:layer="layout" svg:width="0.289cm" svg:height="0.289cm" svg:x="2.749cm" svg:y="8.1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15" draw:style-name="gr30" draw:text-style-name="P12" draw:layer="layout" svg:width="0.252cm" svg:height="0.252cm" svg:x="2.658cm" svg:y="7.532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9;p15" draw:style-name="gr32" draw:text-style-name="P3" draw:layer="layout" svg:width="0.437cm" svg:height="0.001cm" svg:x="2.22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15" draw:style-name="gr39" draw:text-style-name="P3" draw:layer="layout" svg:width="0.41cm" svg:height="0.001cm" svg:x="2.338cm" svg:y="8.254cm">
          <text:p/>
          <draw:enhanced-geometry draw:mirror-horizontal="false" draw:mirror-vertical="false" draw:text-areas="0 0 ?f5 ?f6" svg:viewBox="0 0 0 0" draw:type="ooxml-curvedConnector3" draw:modifiers="4999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1;p15" draw:style-name="gr30" draw:text-style-name="P12" draw:layer="layout" svg:width="0.252cm" svg:height="0.252cm" svg:x="3.349cm" svg:y="7.532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2;p15" draw:style-name="gr32" draw:text-style-name="P3" draw:layer="layout" svg:width="0.436cm" svg:height="0.001cm" svg:x="2.912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15" draw:style-name="gr30" draw:text-style-name="P12" draw:layer="layout" svg:width="0.252cm" svg:height="0.252cm" svg:x="3.874cm" svg:y="7.532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4;p15" draw:style-name="gr32" draw:text-style-name="P3" draw:layer="layout" svg:width="0.271cm" svg:height="0.001cm" svg:x="3.602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15" draw:style-name="gr39" draw:text-style-name="P3" draw:layer="layout" svg:width="0.309cm" svg:height="0.596cm" draw:transform="rotate (-3.14159265358979) translate (3.347cm 8.255cm)">
          <text:p/>
          <draw:enhanced-geometry draw:mirror-horizontal="true" draw:mirror-vertical="false" draw:text-areas="0 0 ?f5 ?f6" svg:viewBox="0 0 0 0" draw:type="ooxml-curvedConnector3" draw:modifiers="5002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6;p15" draw:style-name="gr1" draw:text-style-name="P2" draw:layer="layout" svg:width="3.782cm" svg:height="3.351cm" svg:x="5.678cm" svg:y="6.077cm">
          <text:p text:style-name="P1"><text:span text:style-name="T1">Lista tags do repositó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5" draw:style-name="gr17" draw:text-style-name="P14" draw:layer="layout" svg:width="3.782cm" svg:height="0.672cm" svg:x="5.678cm" svg:y="5.419cm">
          <text:p text:style-name="P1"><text:span text:style-name="T14">git</text:span><text:span text:style-name="T15"> </text:span><text:span text:style-name="T16">tag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38;p15" draw:style-name="gr30" draw:text-style-name="P12" draw:layer="layout" svg:width="0.333cm" svg:height="0.333cm" svg:x="6.992cm" svg:y="7.5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9;p15" draw:style-name="gr32" draw:text-style-name="P3" draw:layer="layout" svg:width="0.294cm" svg:height="0.003cm" svg:x="7.326cm" svg:y="7.7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15" draw:style-name="gr30" draw:text-style-name="P12" draw:layer="layout" svg:width="0.333cm" svg:height="0.333cm" svg:x="8.305cm" svg:y="7.5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2;p15" draw:style-name="gr32" draw:text-style-name="P3" draw:layer="layout" svg:width="0.349cm" svg:height="0.003cm" draw:transform="rotate (-3.14159265358979) translate (8.303cm 7.7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0;p15" draw:style-name="gr30" draw:text-style-name="P12" draw:layer="layout" svg:width="0.333cm" svg:height="0.333cm" svg:x="7.621cm" svg:y="7.55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3;p15" draw:style-name="gr36" draw:text-style-name="P6" draw:layer="layout" svg:width="0.333cm" svg:height="0.333cm" svg:x="6.968cm" svg:y="8.03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4;p15" draw:style-name="gr36" draw:text-style-name="P6" draw:layer="layout" svg:width="0.333cm" svg:height="0.333cm" svg:x="7.58cm" svg:y="8.03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5;p15" draw:style-name="gr35" draw:text-style-name="P3" draw:layer="layout" svg:width="0.277cm" svg:height="0.001cm" svg:x="7.302cm" svg:y="8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15" draw:style-name="gr35" draw:text-style-name="P3" draw:layer="layout" svg:width="0.39cm" svg:height="0.482cm" draw:transform="rotate (-3.14159265358979) translate (8.305cm 8.199cm)">
          <text:p/>
          <draw:enhanced-geometry draw:mirror-horizontal="true" draw:mirror-vertical="false" draw:text-areas="0 0 ?f5 ?f6" svg:viewBox="0 0 0 0" draw:type="ooxml-curvedConnector3" draw:modifiers="4998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47;p15" draw:style-name="gr30" draw:text-style-name="P12" draw:layer="layout" svg:width="0.333cm" svg:height="0.333cm" svg:x="6.285cm" svg:y="7.5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8;p15" draw:style-name="gr32" draw:text-style-name="P3" draw:layer="layout" svg:width="0.372cm" svg:height="0.001cm" svg:x="6.619cm" svg:y="7.7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15" draw:style-name="gr35" draw:text-style-name="P3" draw:layer="layout" svg:width="0.347cm" svg:height="0.482cm" svg:x="6.619cm" svg:y="7.717cm">
          <text:p/>
          <draw:enhanced-geometry draw:mirror-horizontal="false" draw:mirror-vertical="false" draw:text-areas="0 0 ?f5 ?f6" svg:viewBox="0 0 0 0" draw:type="ooxml-curvedConnector3" draw:modifiers="5005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0;p15" draw:style-name="gr41" draw:text-style-name="P10" draw:layer="layout" svg:width="0.218cm" svg:height="0.482cm" draw:transform="rotate (0.785398163397448) translate (6.619cm 7.306cm)">
          <text:p text:style-name="P1"/>
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<draw:equation draw:name="f0" draw:formula="logheight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</draw:enhanced-geometry>
        </draw:custom-shape>
        <draw:custom-shape draw:name="Google Shape;251;p15" draw:style-name="gr16" draw:text-style-name="P13" draw:layer="layout" svg:width="0.869cm" svg:height="0.341cm" draw:transform="rotate (-0.785398163397449) translate (6.82cm 6.845cm)">
          <text:p text:style-name="P1"><text:span text:style-name="T41">v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15" draw:style-name="gr41" draw:text-style-name="P10" draw:layer="layout" svg:width="0.218cm" svg:height="0.482cm" draw:transform="rotate (0.785398163397448) translate (7.254cm 7.306cm)">
          <text:p text:style-name="P1"/>
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<draw:equation draw:name="f0" draw:formula="logheight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</draw:enhanced-geometry>
        </draw:custom-shape>
        <draw:custom-shape draw:name="Google Shape;253;p15" draw:style-name="gr16" draw:text-style-name="P13" draw:layer="layout" svg:width="0.869cm" svg:height="0.341cm" draw:transform="rotate (-0.785398163397449) translate (7.455cm 6.845cm)">
          <text:p text:style-name="P1"><text:span text:style-name="T41">v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15" draw:style-name="gr41" draw:text-style-name="P10" draw:layer="layout" svg:width="0.218cm" svg:height="0.897cm" draw:transform="rotate (2.23122891574955) translate (7.19cm 9.047cm)">
          <text:p text:style-name="P1"/>
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<draw:equation draw:name="f0" draw:formula="logheight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</draw:enhanced-geometry>
        </draw:custom-shape>
        <draw:custom-shape draw:name="Google Shape;255;p15" draw:style-name="gr16" draw:text-style-name="P13" draw:layer="layout" svg:width="1.31cm" svg:height="0.341cm" draw:transform="rotate (0.659210858478258) translate (6.736cm 8.806cm)">
          <text:p text:style-name="P1"><text:span text:style-name="T41">featur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15" draw:style-name="gr1" draw:text-style-name="P2" draw:layer="layout" svg:width="9.855cm" svg:height="2.742cm" svg:x="9.532cm" svg:y="6.685cm">
          <text:p text:style-name="P1"><text:span text:style-name="T1">Adicionar uma nova tag no último commit ou em algum commit específico. “v0.0” é uma máscara comum para tags, geralmente utilizadas para indicar a versão do software naquele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15" draw:style-name="gr21" draw:text-style-name="P14" draw:layer="layout" svg:width="9.855cm" svg:height="2.239cm" svg:x="9.556cm" svg:y="4.572cm">
          <text:p text:style-name="P1"><text:span text:style-name="T22"># Commit específico (ex de hash: 9fceb02… (usar o começo dela deve bastar))</text:span></text:p>
          <text:p text:style-name="P1"><text:span text:style-name="T14">git</text:span><text:span text:style-name="T15"> </text:span><text:span text:style-name="T16">tag </text:span><text:span text:style-name="T19">-a </text:span><text:span text:style-name="T17">v0.0</text:span><text:span text:style-name="T20"> </text:span><text:span text:style-name="T19">-m </text:span><text:span text:style-name="T21">"&lt;comentário&gt;" </text:span><text:span text:style-name="T17">&lt;hash do commit&gt;</text:span></text:p>
          <text:p text:style-name="P1"><text:span text:style-name="T22"># No último commit</text:span></text:p>
          <text:p text:style-name="P1"><text:span text:style-name="T14">git</text:span><text:span text:style-name="T15"> </text:span><text:span text:style-name="T16">tag </text:span><text:span text:style-name="T19">-a </text:span><text:span text:style-name="T17">v0.1</text:span><text:span text:style-name="T20"> </text:span><text:span text:style-name="T19">-m </text:span><text:span text:style-name="T21">"&lt;comentário&gt;"</text:span></text:p>
          <draw:enhanced-geometry draw:mirror-horizontal="false" draw:mirror-vertical="false" draw:text-areas="?f11 ?f9 ?f12 ?f13" svg:viewBox="0 0 0 0" draw:type="ooxml-round2SameRect" draw:modifiers="5431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58;p15" draw:style-name="gr30" draw:text-style-name="P12" draw:layer="layout" svg:width="0.333cm" svg:height="0.333cm" svg:x="13.979cm" svg:y="8.4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9;p15" draw:style-name="gr32" draw:text-style-name="P3" draw:layer="layout" svg:width="0.294cm" svg:height="0.003cm" svg:x="14.313cm" svg:y="8.6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15" draw:style-name="gr30" draw:text-style-name="P12" draw:layer="layout" svg:width="0.333cm" svg:height="0.333cm" svg:x="15.292cm" svg:y="8.4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2;p15" draw:style-name="gr32" draw:text-style-name="P3" draw:layer="layout" svg:width="0.349cm" svg:height="0.003cm" draw:transform="rotate (-3.14159265358979) translate (15.29cm 8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0;p15" draw:style-name="gr30" draw:text-style-name="P12" draw:layer="layout" svg:width="0.333cm" svg:height="0.333cm" svg:x="14.608cm" svg:y="8.48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3;p15" draw:style-name="gr36" draw:text-style-name="P6" draw:layer="layout" svg:width="0.333cm" svg:height="0.333cm" svg:x="13.955cm" svg:y="8.96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4;p15" draw:style-name="gr36" draw:text-style-name="P6" draw:layer="layout" svg:width="0.333cm" svg:height="0.333cm" svg:x="14.567cm" svg:y="8.96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5;p15" draw:style-name="gr35" draw:text-style-name="P3" draw:layer="layout" svg:width="0.277cm" svg:height="0.001cm" svg:x="14.289cm" svg:y="9.1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15" draw:style-name="gr35" draw:text-style-name="P3" draw:layer="layout" svg:width="0.39cm" svg:height="0.482cm" draw:transform="rotate (-3.14159265358979) translate (15.292cm 9.129cm)">
          <text:p/>
          <draw:enhanced-geometry draw:mirror-horizontal="true" draw:mirror-vertical="false" draw:text-areas="0 0 ?f5 ?f6" svg:viewBox="0 0 0 0" draw:type="ooxml-curvedConnector3" draw:modifiers="4998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67;p15" draw:style-name="gr30" draw:text-style-name="P12" draw:layer="layout" svg:width="0.333cm" svg:height="0.333cm" svg:x="13.272cm" svg:y="8.4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8;p15" draw:style-name="gr32" draw:text-style-name="P3" draw:layer="layout" svg:width="0.372cm" svg:height="0.001cm" svg:x="13.606cm" svg:y="8.6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15" draw:style-name="gr35" draw:text-style-name="P3" draw:layer="layout" svg:width="0.347cm" svg:height="0.482cm" svg:x="13.606cm" svg:y="8.647cm">
          <text:p/>
          <draw:enhanced-geometry draw:mirror-horizontal="false" draw:mirror-vertical="false" draw:text-areas="0 0 ?f5 ?f6" svg:viewBox="0 0 0 0" draw:type="ooxml-curvedConnector3" draw:modifiers="5005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0;p15" draw:style-name="gr41" draw:text-style-name="P10" draw:layer="layout" svg:width="0.218cm" svg:height="0.482cm" draw:transform="rotate (0.785398163397448) translate (12.971cm 8.236cm)">
          <text:p text:style-name="P1"/>
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<draw:equation draw:name="f0" draw:formula="logheight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</draw:enhanced-geometry>
        </draw:custom-shape>
        <draw:custom-shape draw:name="Google Shape;271;p15" draw:style-name="gr16" draw:text-style-name="P13" draw:layer="layout" svg:width="0.869cm" svg:height="0.341cm" draw:transform="rotate (-0.785398163397449) translate (13.172cm 7.775cm)">
          <text:p text:style-name="P1"><text:span text:style-name="T41">v0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15" draw:style-name="gr16" draw:text-style-name="P13" draw:layer="layout" svg:width="1.705cm" svg:height="0.672cm" svg:x="15.701cm" svg:y="8.209cm">
          <text:p text:style-name="P1"><text:span text:style-name="T37">*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15" draw:style-name="gr1" draw:text-style-name="P2" draw:layer="layout" svg:width="4.755cm" svg:height="1.712cm" svg:x="0.857cm" svg:y="9.661cm">
          <text:p text:style-name="P1"><text:span text:style-name="T1">Mostra informações sobre o commit com a tag “v0.0”. Mude para a tag de escolha, use git tag para listar to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15" draw:style-name="gr17" draw:text-style-name="P14" draw:layer="layout" svg:width="4.755cm" svg:height="0.672cm" svg:x="0.857cm" svg:y="9.003cm">
          <text:p text:style-name="P1"><text:span text:style-name="T14">git</text:span><text:span text:style-name="T15"> </text:span><text:span text:style-name="T16">show</text:span><text:span text:style-name="T19"> </text:span><text:span text:style-name="T17">v0.0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75;p15" draw:style-name="gr41" draw:text-style-name="P10" draw:layer="layout" svg:width="0.218cm" svg:height="0.482cm" draw:transform="rotate (0.785398163397448) translate (14.876cm 8.236cm)">
          <text:p text:style-name="P1"/>
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<draw:equation draw:name="f0" draw:formula="logheight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</draw:enhanced-geometry>
        </draw:custom-shape>
        <draw:custom-shape draw:name="Google Shape;276;p15" draw:style-name="gr16" draw:text-style-name="P13" draw:layer="layout" svg:width="0.869cm" svg:height="0.341cm" draw:transform="rotate (-0.785398163397449) translate (15.077cm 7.775cm)">
          <text:p text:style-name="P1"><text:span text:style-name="T41">v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15" draw:style-name="gr16" draw:text-style-name="P13" draw:layer="layout" svg:width="9.98cm" svg:height="0.672cm" svg:x="0.472cm" svg:y="12.509cm">
          <text:p text:style-name="P1"><text:span text:style-name="T23">Erros comuns e suas solu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15" draw:style-name="gr16" draw:text-style-name="P13" draw:layer="layout" svg:width="17.739cm" svg:height="0.579cm" svg:x="0.519cm" svg:y="13.116cm">
          <text:p text:style-name="P1"><text:span text:style-name="T28">Baseado em </text:span><text:span text:style-name="T29"><text:a xlink:href="https://dangitgit.com/" xlink:type="simple">https://dangitgit.com/</text:a></text:span><text:span text:style-name="T28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15" draw:style-name="gr1" draw:text-style-name="P2" draw:layer="layout" svg:width="6.092cm" svg:height="3.651cm" svg:x="0.999cm" svg:y="14.591cm">
          <text:p text:style-name="P1"><text:span text:style-name="T1">Alterar a mensagem do último commit</text:span></text:p>
          <text:p text:style-name="P1"><text:span text:style-name="T42"/></text:p>
          <text:p text:style-name="P1"><text:span text:style-name="T42">ATENÇÃO</text:span><text:span text:style-name="T1">: não faça amend e commits públicos (no remote) apenas nos que ainda estão locais (em orig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15" draw:style-name="gr17" draw:text-style-name="P14" draw:layer="layout" svg:width="6.092cm" svg:height="0.672cm" svg:x="0.999cm" svg:y="13.933cm">
          <text:p text:style-name="P1"><text:span text:style-name="T14">git</text:span><text:span text:style-name="T15"> </text:span><text:span text:style-name="T16">commit </text:span><text:span text:style-name="T19">--amend -m </text:span><text:span text:style-name="T21">"&lt;nova mensagem&gt;"</text:span></text:p>
          <draw:enhanced-geometry draw:mirror-horizontal="false" draw:mirror-vertical="false" draw:text-areas="?f11 ?f9 ?f12 ?f13" svg:viewBox="0 0 0 0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81;p15" draw:style-name="gr1" draw:text-style-name="P2" draw:layer="layout" svg:width="5.722cm" svg:height="2.412cm" svg:x="7.208cm" svg:y="15.83cm">
          <text:p text:style-name="P1"><text:span text:style-name="T1">Fazer uma pequena alteração no último commit sem ter de fazer um novo</text:span></text:p>
          <text:p text:style-name="P1"><text:span text:style-name="T42"/></text:p>
          <text:p text:style-name="P1"><text:span text:style-name="T42">ATENÇÃO</text:span><text:span text:style-name="T1">: não faça amend e commits públicos (no remote) apenas nos que ainda estão locais (em orig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15" draw:style-name="gr21" draw:text-style-name="P14" draw:layer="layout" svg:width="5.722cm" svg:height="1.888cm" svg:x="7.208cm" svg:y="13.982cm">
          <text:p text:style-name="P1"><text:span text:style-name="T22"># Fazer a alteração ...</text:span></text:p>
          <text:p text:style-name="P1"><text:span text:style-name="T14">git</text:span><text:span text:style-name="T15"> </text:span><text:span text:style-name="T16">add </text:span><text:span text:style-name="T17">&lt;wildcard&gt;</text:span></text:p>
          <text:p text:style-name="P1"><text:span text:style-name="T14">git</text:span><text:span text:style-name="T15"> </text:span><text:span text:style-name="T16">commit </text:span><text:span text:style-name="T19">--amend --no-edit</text:span></text:p>
          <draw:enhanced-geometry draw:mirror-horizontal="false" draw:mirror-vertical="false" draw:text-areas="?f11 ?f9 ?f12 ?f13" svg:viewBox="0 0 0 0" draw:type="ooxml-round2SameRect" draw:modifiers="383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83;p15" draw:style-name="gr1" draw:text-style-name="P2" draw:layer="layout" svg:width="6.292cm" svg:height="1.908cm" svg:x="13.022cm" svg:y="16.334cm">
          <text:p text:style-name="P1"><text:span text:style-name="T1">Commit feito na master mas deveria ser em uma nova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15" draw:style-name="gr21" draw:text-style-name="P14" draw:layer="layout" svg:width="6.292cm" svg:height="2.489cm" svg:x="13.022cm" svg:y="13.995cm">
          <text:p text:style-name="P1"><text:span text:style-name="T22"># Fazer a alteração ...</text:span></text:p>
          <text:p text:style-name="P1"><text:span text:style-name="T14">git</text:span><text:span text:style-name="T15"> </text:span><text:span text:style-name="T16">branch </text:span><text:span text:style-name="T17">&lt;nome-nova-branch&gt;</text:span></text:p>
          <text:p text:style-name="P1"><text:span text:style-name="T22"># Remover último commit da master</text:span></text:p>
          <text:p text:style-name="P1"><text:span text:style-name="T14">git</text:span><text:span text:style-name="T15"> </text:span><text:span text:style-name="T16">reset </text:span><text:span text:style-name="T17">HEAD~</text:span><text:span text:style-name="T16"> </text:span><text:span text:style-name="T19">--hard</text:span></text:p>
          <text:p text:style-name="P1"><text:span text:style-name="T14">git</text:span><text:span text:style-name="T15"> </text:span><text:span text:style-name="T16">checkout</text:span><text:span text:style-name="T43"> </text:span><text:span text:style-name="T17">&lt;nome-nova-branch&gt;</text:span></text:p>
          <text:p text:style-name="P1"><text:span text:style-name="T21"># Commit no novo branch</text:span></text:p>
          <text:p text:style-name="P1"><text:span text:style-name="T19"/></text:p>
          <draw:enhanced-geometry draw:mirror-horizontal="false" draw:mirror-vertical="false" draw:text-areas="?f11 ?f9 ?f12 ?f13" svg:viewBox="0 0 0 0" draw:type="ooxml-round2SameRect" draw:modifiers="292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85;p15" draw:style-name="gr21" draw:text-style-name="P14" draw:layer="layout" svg:width="9.749cm" svg:height="4.542cm" svg:x="1.032cm" svg:y="18.361cm">
          <text:p text:style-name="P1"><text:span text:style-name="T22"># desfazer o último commit mas deixar as alterações disponíveis</text:span></text:p>
          <text:p text:style-name="P1"><text:span text:style-name="T14">git</text:span><text:span text:style-name="T21"> </text:span><text:span text:style-name="T16">reset</text:span><text:span text:style-name="T21"> </text:span><text:span text:style-name="T20">HEAD~</text:span><text:span text:style-name="T21"> </text:span><text:span text:style-name="T19">--soft</text:span></text:p>
          <text:p text:style-name="P1"><text:span text:style-name="T22"># salvar as alterações temporariamente </text:span></text:p>
          <text:p text:style-name="P1"><text:span text:style-name="T14">git</text:span><text:span text:style-name="T21"> </text:span><text:span text:style-name="T16">stash</text:span><text:span text:style-name="T21"> </text:span></text:p>
          <text:p text:style-name="P1"><text:span text:style-name="T22"># ir para a branch correta</text:span></text:p>
          <text:p text:style-name="P1"><text:span text:style-name="T14">git</text:span><text:span text:style-name="T21"> </text:span><text:span text:style-name="T16">checkout</text:span><text:span text:style-name="T21"> </text:span><text:span text:style-name="T17">&lt;branch-correta&gt;</text:span></text:p>
          <text:p text:style-name="P1"><text:span text:style-name="T22"># recuperar as mudanças salvas temporariamente</text:span></text:p>
          <text:p text:style-name="P1"><text:span text:style-name="T14">git</text:span><text:span text:style-name="T21"> </text:span><text:span text:style-name="T16">stash</text:span><text:span text:style-name="T21"> </text:span><text:span text:style-name="T20">pop</text:span><text:span text:style-name="T21"> </text:span></text:p>
          <text:p text:style-name="P1"><text:span text:style-name="T22"># marcar os arquivos para commit (colocar na staging area)</text:span></text:p>
          <text:p text:style-name="P1"><text:span text:style-name="T14">git</text:span><text:span text:style-name="T21"> </text:span><text:span text:style-name="T16">add</text:span><text:span text:style-name="T21"> </text:span><text:span text:style-name="T20">&lt;wildcard&gt;</text:span><text:span text:style-name="T21"> </text:span></text:p>
          <text:p text:style-name="P1"><text:span text:style-name="T14">git</text:span><text:span text:style-name="T21"> </text:span><text:span text:style-name="T16">commit</text:span><text:span text:style-name="T21"> </text:span><text:span text:style-name="T19">-m</text:span><text:span text:style-name="T21"> "&lt;mensagem&gt;"</text:span></text:p>
          <draw:enhanced-geometry draw:mirror-horizontal="false" draw:mirror-vertical="false" draw:text-areas="?f11 ?f9 ?f12 ?f13" svg:viewBox="0 0 0 0" draw:type="ooxml-round2SameRect" draw:modifiers="292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86;p15" draw:style-name="gr1" draw:text-style-name="P2" draw:layer="layout" svg:width="13.728cm" svg:height="1.494cm" svg:x="5.678cm" svg:y="10.82cm">
          <text:p text:style-name="P1"><text:span text:style-name="T1">Limpando o working directory sem perder as alterações na staging area e os arquivos não rastreados - útil quando você precisa mudar de branch para fazer um hotfix, por exemplo, e não quer fazer commit das alterações em seu branch atual, mas também não quer perdê-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15" draw:style-name="gr21" draw:text-style-name="P14" draw:layer="layout" svg:width="13.728cm" svg:height="1.441cm" svg:x="5.678cm" svg:y="9.542cm">
          <text:p text:style-name="P1"><text:span text:style-name="T14">git</text:span><text:span text:style-name="T15"> </text:span><text:span text:style-name="T16">stash </text:span><text:span text:style-name="T17">push </text:span><text:span text:style-name="T22"># Ou somente `git stash`</text:span></text:p>
          <text:p text:style-name="P1"><text:span text:style-name="T22"># Checkout para outro branch, alterações commit, checkout de volta para o branch atual</text:span></text:p>
          <text:p text:style-name="P1"><text:span text:style-name="T14">git</text:span><text:span text:style-name="T15"> </text:span><text:span text:style-name="T16">stash </text:span><text:span text:style-name="T17">pop</text:span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88;p15" draw:style-name="gr1" draw:text-style-name="P2" draw:layer="layout" svg:width="8.439cm" svg:height="1.072cm" svg:x="10.876cm" svg:y="21.009cm">
          <text:p text:style-name="P1"><text:span text:style-name="T1">Commit feito na master mas deveria ser em uma nova branch (resolvido com cherry-pi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15" draw:style-name="gr21" draw:text-style-name="P14" draw:layer="layout" svg:width="8.377cm" svg:height="2.839cm" svg:x="10.904cm" svg:y="18.361cm">
          <text:p text:style-name="P1"><text:span text:style-name="T14">git</text:span><text:span text:style-name="T21"> </text:span><text:span text:style-name="T16">checkout</text:span><text:span text:style-name="T21"> </text:span><text:span text:style-name="T22">&lt;branch-correta&gt; </text:span></text:p>
          <text:p text:style-name="P1"><text:span text:style-name="T22"># Colocar o último commit da master como o último commit desta branch</text:span></text:p>
          <text:p text:style-name="P1"><text:span text:style-name="T14">git</text:span><text:span text:style-name="T21"> </text:span><text:span text:style-name="T16">cherry-pick</text:span><text:span text:style-name="T21"> </text:span><text:span text:style-name="T20">master</text:span></text:p>
          <text:p text:style-name="P1"><text:span text:style-name="T14">git</text:span><text:span text:style-name="T21"> </text:span><text:span text:style-name="T16">checkout</text:span><text:span text:style-name="T21"> </text:span><text:span text:style-name="T20">master</text:span><text:span text:style-name="T21"> </text:span></text:p>
          <text:p text:style-name="P1"><text:span text:style-name="T22"># Remover o último commit da master</text:span></text:p>
          <text:p text:style-name="P1"><text:span text:style-name="T14">git</text:span><text:span text:style-name="T21"> </text:span><text:span text:style-name="T16">reset</text:span><text:span text:style-name="T21"> </text:span><text:span text:style-name="T20">HEAD~ </text:span><text:span text:style-name="T19">--hard</text:span></text:p>
          <draw:enhanced-geometry draw:mirror-horizontal="false" draw:mirror-vertical="false" draw:text-areas="?f11 ?f9 ?f12 ?f13" svg:viewBox="0 0 0 0" draw:type="ooxml-round2SameRect" draw:modifiers="292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90;p15" draw:style-name="gr1" draw:text-style-name="P2" draw:layer="layout" svg:width="8.439cm" svg:height="1.072cm" svg:x="10.863cm" svg:y="23.128cm">
          <text:p text:style-name="P1"><text:span text:style-name="T1">Remover arquivos da staging area (que passaram pelo git ad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15" draw:style-name="gr21" draw:text-style-name="P14" draw:layer="layout" svg:width="8.439cm" svg:height="1.164cm" svg:x="10.863cm" svg:y="22.155cm">
          <text:p text:style-name="P1"><text:span text:style-name="T14">git</text:span><text:span text:style-name="T21"> </text:span><text:span text:style-name="T16">reset </text:span><text:span text:style-name="T22"># Remover todos</text:span></text:p>
          <text:p text:style-name="P1"><text:span text:style-name="T14">git</text:span><text:span text:style-name="T21"> </text:span><text:span text:style-name="T16">reset </text:span><text:span text:style-name="T20">&lt;arquivo&gt; </text:span><text:span text:style-name="T22"># Remover arquivo específico</text:span></text:p>
          <text:p text:style-name="P1"><text:span text:style-name="T21"/></text:p>
          <draw:enhanced-geometry draw:mirror-horizontal="false" draw:mirror-vertical="false" draw:text-areas="?f11 ?f9 ?f12 ?f13" svg:viewBox="0 0 0 0" draw:type="ooxml-round2SameRect" draw:modifiers="292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92;p15" draw:style-name="gr1" draw:text-style-name="P2" draw:layer="layout" svg:width="8.439cm" svg:height="0.741cm" svg:x="10.876cm" svg:y="24.867cm">
          <text:p text:style-name="P1"><text:span text:style-name="T1">Desfazer alterações não commitadas em um arqu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15" draw:style-name="gr21" draw:text-style-name="P14" draw:layer="layout" svg:width="8.439cm" svg:height="0.722cm" svg:x="10.863cm" svg:y="24.284cm">
          <text:p text:style-name="P1"><text:span text:style-name="T14">git</text:span><text:span text:style-name="T21"> </text:span><text:span text:style-name="T16">checkout </text:span><text:span text:style-name="T19">--</text:span><text:span text:style-name="T16"> </text:span><text:span text:style-name="T20">&lt;arquivo&gt;</text:span></text:p>
          <text:p text:style-name="P1"><text:span text:style-name="T21"/></text:p>
          <draw:enhanced-geometry draw:mirror-horizontal="false" draw:mirror-vertical="false" draw:text-areas="?f11 ?f9 ?f12 ?f13" svg:viewBox="0 0 0 0" draw:type="ooxml-round2SameRect" draw:modifiers="292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94;p15" draw:style-name="gr1" draw:text-style-name="P2" draw:layer="layout" svg:width="9.749cm" svg:height="1.072cm" svg:x="1.061cm" svg:y="24.683cm">
          <text:p text:style-name="P1"><text:span text:style-name="T1">Commit que reverte as alterações de out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15" draw:style-name="gr21" draw:text-style-name="P14" draw:layer="layout" svg:width="9.749cm" svg:height="1.164cm" svg:x="1.061cm" svg:y="23.711cm">
          <text:p text:style-name="P1"><text:span text:style-name="T14">git</text:span><text:span text:style-name="T21"> </text:span><text:span text:style-name="T16">log</text:span><text:span text:style-name="T21"> </text:span><text:span text:style-name="T22"># encontre a hash do commit com problemas e.g. 9fceb02</text:span></text:p>
          <text:p text:style-name="P1"><text:span text:style-name="T14">git</text:span><text:span text:style-name="T21"> </text:span><text:span text:style-name="T16">revert</text:span><text:span text:style-name="T21"> </text:span><text:span text:style-name="T44">9fceb02</text:span></text:p>
          <text:p text:style-name="P1"><text:span text:style-name="T21"/></text:p>
          <draw:enhanced-geometry draw:mirror-horizontal="false" draw:mirror-vertical="false" draw:text-areas="?f11 ?f9 ?f12 ?f13" svg:viewBox="0 0 0 0" draw:type="ooxml-round2SameRect" draw:modifiers="292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296;p15" draw:style-name="gr1" draw:text-style-name="P2" draw:layer="layout" svg:width="8.439cm" svg:height="0.741cm" svg:x="1.073cm" svg:y="26.455cm">
          <text:p text:style-name="P1"><text:span text:style-name="T1">Desfazer alterações em todos os arquivos loc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15" draw:style-name="gr21" draw:text-style-name="P14" draw:layer="layout" svg:width="8.439cm" svg:height="0.722cm" svg:x="1.061cm" svg:y="25.872cm">
          <text:p text:style-name="P1"><text:span text:style-name="T14">git</text:span><text:span text:style-name="T21"> </text:span><text:span text:style-name="T16">reset </text:span><text:span text:style-name="T19">--hard</text:span></text:p>
          <text:p text:style-name="P1"><text:span text:style-name="T21"/></text:p>
          <draw:enhanced-geometry draw:mirror-horizontal="false" draw:mirror-vertical="false" draw:text-areas="?f11 ?f9 ?f12 ?f13" svg:viewBox="0 0 0 0" draw:type="ooxml-round2SameRect" draw:modifiers="292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presentation:notes draw:style-name="dp2">
          <draw:page-thumbnail draw:name="Google Shape;183;g71198ec5aa_0_600:notes" draw:style-name="gr28" draw:layer="layout" svg:width="6.446cm" svg:height="9.524cm" svg:x="6.303cm" svg:y="1.905cm" draw:page-number="3" presentation:class="page"/>
          <draw:frame draw:name="Google Shape;184;g71198ec5aa_0_600:notes" presentation:style-name="pr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302;p16" draw:style-name="gr1" draw:text-style-name="P2" draw:layer="layout" svg:width="11.357cm" svg:height="0.974cm" svg:x="0.743cm" svg:y="13.305cm">
          <text:p text:style-name="P1"><text:span text:style-name="T1">Wildcards para seleção de arqu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16" draw:style-name="gr1" draw:text-style-name="P2" draw:layer="layout" svg:width="4.372cm" svg:height="1.031cm" svg:x="0.743cm" svg:y="7.133cm">
          <text:p text:style-name="P1"><text:span text:style-name="T1">Remover um arquivo ou um diretó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16" draw:style-name="gr1" draw:text-style-name="P2" draw:layer="layout" svg:width="6.908cm" svg:height="1.031cm" svg:x="5.192cm" svg:y="9.453cm">
          <text:p text:style-name="P1"><text:span text:style-name="T1">Copiar arquivos ou diretório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16" draw:style-name="gr1" draw:text-style-name="P2" draw:layer="layout" svg:width="3.672cm" svg:height="1.092cm" svg:x="8.78cm" svg:y="2.694cm">
          <text:p text:style-name="P1"><text:span text:style-name="T1">Entrar em um diretório a partir do a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16" draw:style-name="gr16" draw:text-style-name="P13" draw:layer="layout" svg:width="9.98cm" svg:height="0.672cm" svg:x="0.496cm" svg:y="0.594cm">
          <text:p text:style-name="P1"><text:span text:style-name="T23">Diretórios e arqu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16" draw:style-name="gr1" draw:text-style-name="P2" draw:layer="layout" svg:width="7.926cm" svg:height="0.819cm" svg:x="0.743cm" svg:y="2.967cm">
          <text:p text:style-name="P1"><text:span text:style-name="T1">Atalhos comuns na naveg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16" draw:style-name="gr21" draw:text-style-name="P14" draw:layer="layout" svg:width="7.926cm" svg:height="1.47cm" svg:x="0.743cm" svg:y="1.626cm">
          <text:p text:style-name="P1"><text:span text:style-name="T14">cd</text:span><text:span text:style-name="T22"> </text:span><text:span text:style-name="T16">..</text:span><text:span text:style-name="T22"> # Entra no diretório imediatamente superior</text:span></text:p>
          <text:p text:style-name="P1"><text:span text:style-name="T14">cd</text:span><text:span text:style-name="T22"> </text:span><text:span text:style-name="T16">~</text:span><text:span text:style-name="T22"> # Entra em /home/&lt;seu-usuário&gt;</text:span></text:p>
          <text:p text:style-name="P1"><text:span text:style-name="T14">cd</text:span><text:span text:style-name="T22"> </text:span><text:span text:style-name="T16">/</text:span><text:span text:style-name="T22"> # Entra no diretório raiz</text:span></text:p>
          <text:p text:style-name="P1"><text:span text:style-name="T22"/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09;p16" draw:style-name="gr21" draw:text-style-name="P14" draw:layer="layout" svg:width="3.672cm" svg:height="1.322cm" svg:x="8.78cm" svg:y="1.626cm">
          <text:p text:style-name="P1"><text:span text:style-name="T14">cd</text:span><text:span text:style-name="T15"> </text:span><text:span text:style-name="T17">&lt;diretório&gt;</text:span></text:p>
          <text:p text:style-name="P1"><text:span text:style-name="T14">cd</text:span><text:span text:style-name="T15"> ./</text:span><text:span text:style-name="T17">&lt;diretóri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10;p16" draw:style-name="gr1" draw:text-style-name="P2" draw:layer="layout" svg:width="3.672cm" svg:height="1.648cm" svg:x="12.563cm" svg:y="2.138cm">
          <text:p text:style-name="P1"><text:span text:style-name="T1">Entrar em um diretório a partir do diretório ra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16" draw:style-name="gr17" draw:text-style-name="P14" draw:layer="layout" svg:width="3.672cm" svg:height="0.693cm" svg:x="12.563cm" svg:y="1.626cm">
          <text:p text:style-name="P1"><text:span text:style-name="T14">cd</text:span><text:span text:style-name="T15"> /</text:span><text:span text:style-name="T17">&lt;diretóri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12;p16" draw:style-name="gr1" draw:text-style-name="P2" draw:layer="layout" svg:width="5.853cm" svg:height="1.254cm" svg:x="13.665cm" svg:y="4.892cm">
          <text:p text:style-name="P1"><text:span text:style-name="T1">Imprimir na tela o diretório a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16" draw:style-name="gr21" draw:text-style-name="P14" draw:layer="layout" svg:width="5.853cm" svg:height="1.092cm" svg:x="13.665cm" svg:y="3.921cm">
          <text:p text:style-name="P1"><text:span text:style-name="T14">~$ pwd</text:span><text:span text:style-name="T15"> </text:span></text:p>
          <text:p text:style-name="P1"><text:span text:style-name="T26">&gt; /home/andre/Documents/git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14;p16" draw:style-name="gr1" draw:text-style-name="P2" draw:layer="layout" svg:width="12.788cm" svg:height="0.757cm" svg:x="0.743cm" svg:y="5.39cm">
          <text:p text:style-name="P1"><text:span text:style-name="T1">Imprimir arquivos e subdire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16" draw:style-name="gr21" draw:text-style-name="P14" draw:layer="layout" svg:width="12.788cm" svg:height="1.715cm" svg:x="0.743cm" svg:y="3.879cm">
          <text:p text:style-name="P1"><text:span text:style-name="T14">ls</text:span><text:span text:style-name="T22"> # Imprime os arquivos e subdiretórios</text:span></text:p>
          <text:p text:style-name="P1"><text:span text:style-name="T14">ls </text:span><text:span text:style-name="T19">-la </text:span><text:span text:style-name="T22"># Imprime os arquivos e subdiretórios (ocultos inclusive) com mais informações</text:span></text:p>
          <text:p text:style-name="P1"><text:span text:style-name="T14">ls </text:span><text:span text:style-name="T19">-alh </text:span><text:span text:style-name="T22"># Imprime os arquivos e subdiretórios (ocultos inclusive) com mais informações e tamanhos legíveis</text:span></text:p>
          <draw:enhanced-geometry draw:mirror-horizontal="false" draw:mirror-vertical="false" draw:text-areas="?f11 ?f9 ?f12 ?f13" svg:viewBox="0 0 0 0" draw:type="ooxml-round2SameRect" draw:modifiers="8086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16;p16" draw:style-name="gr1" draw:text-style-name="P2" draw:layer="layout" svg:width="3.172cm" svg:height="1.648cm" svg:x="16.346cm" svg:y="2.138cm">
          <text:p text:style-name="P1"><text:span text:style-name="T1">Criar um diretó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6" draw:style-name="gr17" draw:text-style-name="P14" draw:layer="layout" svg:width="3.172cm" svg:height="0.693cm" svg:x="16.346cm" svg:y="1.626cm">
          <text:p text:style-name="P1"><text:span text:style-name="T14">mkdir</text:span><text:span text:style-name="T15"> </text:span><text:span text:style-name="T17">&lt;nome-dir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18;p16" draw:style-name="gr21" draw:text-style-name="P14" draw:layer="layout" svg:width="4.372cm" svg:height="1.092cm" svg:x="0.743cm" svg:y="6.27cm">
          <text:p text:style-name="P1"><text:span text:style-name="T14">rm</text:span><text:span text:style-name="T15"> </text:span><text:span text:style-name="T17">&lt;arquivo&gt;</text:span></text:p>
          <text:p text:style-name="P1"><text:span text:style-name="T14">rm</text:span><text:span text:style-name="T15"> </text:span><text:span text:style-name="T19">-rf </text:span><text:span text:style-name="T17">&lt;diretóri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19;p16" draw:style-name="gr21" draw:text-style-name="P14" draw:layer="layout" svg:width="6.908cm" svg:height="1.092cm" svg:x="5.192cm" svg:y="8.59cm">
          <text:p text:style-name="P1"><text:span text:style-name="T14">cp</text:span><text:span text:style-name="T15"> </text:span><text:span text:style-name="T17">&lt;arquivo_origem&gt; &lt;arquivo_destino&gt;</text:span></text:p>
          <text:p text:style-name="P1"><text:span text:style-name="T14">rm</text:span><text:span text:style-name="T15"> </text:span><text:span text:style-name="T19">-r </text:span><text:span text:style-name="T17">&lt;diretório_origem&gt; &lt;diretório_destin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20;p16" draw:style-name="gr1" draw:text-style-name="P2" draw:layer="layout" svg:width="3.172cm" svg:height="1.715cm" svg:x="9.641cm" svg:y="6.783cm">
          <text:p text:style-name="P1"><text:span text:style-name="T1">Informações sobre um arqu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16" draw:style-name="gr17" draw:text-style-name="P14" draw:layer="layout" svg:width="3.172cm" svg:height="0.693cm" svg:x="9.641cm" svg:y="6.27cm">
          <text:p text:style-name="P1"><text:span text:style-name="T14">file</text:span><text:span text:style-name="T15"> </text:span><text:span text:style-name="T17">&lt;arquiv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22;p16" draw:style-name="gr1" draw:text-style-name="P2" draw:layer="layout" svg:width="3.172cm" svg:height="1.715cm" svg:x="12.89cm" svg:y="6.783cm">
          <text:p text:style-name="P1"><text:span text:style-name="T1">Imprime o conteúdo de um arqu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16" draw:style-name="gr17" draw:text-style-name="P14" draw:layer="layout" svg:width="3.172cm" svg:height="0.693cm" svg:x="12.89cm" svg:y="6.27cm">
          <text:p text:style-name="P1"><text:span text:style-name="T14">more</text:span><text:span text:style-name="T15"> </text:span><text:span text:style-name="T17">&lt;arquiv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24;p16" draw:style-name="gr1" draw:text-style-name="P2" draw:layer="layout" svg:width="4.372cm" svg:height="1.715cm" svg:x="0.743cm" svg:y="8.782cm">
          <text:p text:style-name="P1"><text:span text:style-name="T1">Forma rápida de criar um arquivo contendo &lt;text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16" draw:style-name="gr17" draw:text-style-name="P14" draw:layer="layout" svg:width="4.372cm" svg:height="0.693cm" svg:x="0.743cm" svg:y="8.27cm">
          <text:p text:style-name="P1"><text:span text:style-name="T14">echo</text:span><text:span text:style-name="T15"> </text:span><text:span text:style-name="T21">"&lt;texto&gt;" </text:span><text:span text:style-name="T19">&gt; </text:span><text:span text:style-name="T17">&lt;arquiv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26;p16" draw:style-name="gr1" draw:text-style-name="P2" draw:layer="layout" svg:width="4.372cm" svg:height="1.715cm" svg:x="5.192cm" svg:y="6.783cm">
          <text:p text:style-name="P1"><text:span text:style-name="T1">Imprimir as linhas de &lt;arquivo&gt; que contém a string &lt;text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16" draw:style-name="gr17" draw:text-style-name="P14" draw:layer="layout" svg:width="4.372cm" svg:height="0.693cm" svg:x="5.192cm" svg:y="6.27cm">
          <text:p text:style-name="P1"><text:span text:style-name="T14">grep</text:span><text:span text:style-name="T15"> </text:span><text:span text:style-name="T21">"&lt;texto&gt;" </text:span><text:span text:style-name="T17">&lt;arquiv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28;p16" draw:style-name="gr1" draw:text-style-name="P2" draw:layer="layout" svg:width="3.172cm" svg:height="1.715cm" svg:x="16.14cm" svg:y="6.783cm">
          <text:p text:style-name="P1"><text:span text:style-name="T1">Mostrar o histórico recente de comandos (“q” para fecha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16" draw:style-name="gr17" draw:text-style-name="P14" draw:layer="layout" svg:width="3.172cm" svg:height="0.693cm" svg:x="16.14cm" svg:y="6.27cm">
          <text:p text:style-name="P1"><text:span text:style-name="T14">history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30;p16" draw:style-name="gr1" draw:text-style-name="P2" draw:layer="layout" svg:width="7.135cm" svg:height="2.098cm" svg:x="12.177cm" svg:y="9.95cm">
          <text:p text:style-name="P1"><text:span text:style-name="T1">Simples editor de arquivo (o vim é um editor melhor, mas mais difícil de aprender)</text:span></text:p>
          <text:p text:style-name="P1"><text:span text:style-name="T1"/></text:p>
          <text:p text:style-name="P1"><text:span text:style-name="T1">Se você acidentalmente sair do nano, execute-o novamente no arquivo para recuperar a ed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16" draw:style-name="gr17" draw:text-style-name="P14" draw:layer="layout" svg:width="7.135cm" svg:height="1.47cm" svg:x="12.177cm" svg:y="8.59cm">
          <text:p text:style-name="P1"><text:span text:style-name="T14">nano</text:span><text:span text:style-name="T15"> </text:span><text:span text:style-name="T17">&lt;arquivo&gt;</text:span></text:p>
          <text:p text:style-name="P1"><text:span text:style-name="T19">[ ctrl + x ] <text:s/>&gt; [ n ] </text:span><text:span text:style-name="T22"># Sair sem salvar</text:span></text:p>
          <text:p text:style-name="P1"><text:span text:style-name="T19">[ ctrl + o ] <text:s/>&gt; [ enter ] &gt; [ ctrl + x ] </text:span><text:span text:style-name="T22"># Escrever alterações e sair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32;p16" draw:style-name="gr16" draw:text-style-name="P13" draw:layer="layout" svg:width="9.98cm" svg:height="0.672cm" svg:x="0.496cm" svg:y="14.576cm">
          <text:p text:style-name="P1"><text:span text:style-name="T23">Dicas e outros comandos út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16" draw:style-name="gr1" draw:text-style-name="P2" draw:layer="layout" svg:width="16.845cm" svg:height="0.819cm" svg:x="0.743cm" svg:y="19.37cm">
          <text:p text:style-name="P1"><text:span text:style-name="T1">Abrir o Visual Studio code no diretório atual ou em um arqu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16" draw:style-name="gr21" draw:text-style-name="P14" draw:layer="layout" svg:width="16.845cm" svg:height="1.201cm" svg:x="0.743cm" svg:y="18.234cm">
          <text:p text:style-name="P1"><text:span text:style-name="T14">code </text:span><text:span text:style-name="T17">.</text:span></text:p>
          <text:p text:style-name="P1"><text:span text:style-name="T14">code </text:span><text:span text:style-name="T17">&lt;arquiv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35;p16" draw:style-name="gr21" draw:text-style-name="P14" draw:layer="layout" svg:width="11.357cm" svg:height="2.824cm" svg:x="0.743cm" svg:y="10.621cm">
          <text:p text:style-name="P1"><text:span text:style-name="T14">ls </text:span><text:span text:style-name="T17">&lt;wildcard&gt;</text:span><text:span text:style-name="T14"> </text:span></text:p>
          <text:p text:style-name="P1"><text:span text:style-name="T14">ls </text:span><text:span text:style-name="T19">* </text:span><text:span text:style-name="T22"># Qualquer string com qualquer quantidade de caracteres</text:span></text:p>
          <text:p text:style-name="P1"><text:span text:style-name="T14">ls </text:span><text:span text:style-name="T19">*.</text:span><text:span text:style-name="T17">c </text:span><text:span text:style-name="T22"># Qualquer arquivo ou diretório com a extensão `.c`</text:span></text:p>
          <text:p text:style-name="P1"><text:span text:style-name="T14">ls </text:span><text:span text:style-name="T19">*</text:span><text:span text:style-name="T17">maçã</text:span><text:span text:style-name="T19">*</text:span><text:span text:style-name="T17"> </text:span><text:span text:style-name="T22"># Qualquer arquivo ou diretório que contenha a palavra `maça` em seu nome</text:span></text:p>
          <text:p text:style-name="P1"><text:span text:style-name="T14">ls </text:span><text:span text:style-name="T17">??? </text:span><text:span text:style-name="T22"># Qualquer arquivo ou diretório em que o nome possui exatamente três caracteres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36;p16" draw:style-name="gr1" draw:text-style-name="P2" draw:layer="layout" svg:width="3.362cm" svg:height="1.47cm" svg:x="14.225cm" svg:y="16.629cm">
          <text:p text:style-name="P1"><text:span text:style-name="T1">Abrir o Sublime text no diretório atual ou em um arqu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16" draw:style-name="gr21" draw:text-style-name="P14" draw:layer="layout" svg:width="3.362cm" svg:height="1.201cm" svg:x="14.225cm" svg:y="15.493cm">
          <text:p text:style-name="P1"><text:span text:style-name="T14">subl </text:span><text:span text:style-name="T17">.</text:span></text:p>
          <text:p text:style-name="P1"><text:span text:style-name="T14">subl</text:span><text:span text:style-name="T17"> &lt;arquiv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38;p16" draw:style-name="gr1" draw:text-style-name="P2" draw:layer="layout" svg:width="2.962cm" svg:height="1.47cm" svg:x="11.166cm" svg:y="16.618cm">
          <text:p text:style-name="P1"><text:span text:style-name="T1">Abrir o gedit em um arqu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16" draw:style-name="gr21" draw:text-style-name="P14" draw:layer="layout" svg:width="2.962cm" svg:height="1.201cm" svg:x="11.166cm" svg:y="15.482cm">
          <text:p text:style-name="P1"><text:span text:style-name="T14">gedit</text:span><text:span text:style-name="T17"> &lt;arquivo&gt;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40;p16" draw:style-name="gr1" draw:text-style-name="P2" draw:layer="layout" svg:width="10.327cm" svg:height="1.092cm" svg:x="0.743cm" svg:y="17.011cm">
          <text:p text:style-name="P1"><text:span text:style-name="T1">Dicas para o editor Vim - fazer um commit sem a opção `-m` abrirá o Vim para que você escreva a mensagem de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16" draw:style-name="gr21" draw:text-style-name="P14" draw:layer="layout" svg:width="10.327cm" svg:height="1.648cm" svg:x="0.743cm" svg:y="15.493cm">
          <text:p text:style-name="P1"><text:span text:style-name="T19">[Esc] </text:span><text:span text:style-name="T22"># Alternar entres os modos de edição e de inserção de comandos</text:span></text:p>
          <text:p text:style-name="P1"><text:span text:style-name="T19">:q! </text:span><text:span text:style-name="T22"># Sair do vim e não salvar nada (dica suprema)</text:span></text:p>
          <text:p text:style-name="P1"><text:span text:style-name="T19">:wq </text:span><text:span text:style-name="T22"># Sair do vim e salvar as alterações</text:span></text:p>
          <draw:enhanced-geometry draw:mirror-horizontal="false" draw:mirror-vertical="false" draw:text-areas="?f11 ?f9 ?f12 ?f13" svg:viewBox="0 0 0 0" draw:type="ooxml-round2SameRect" draw:modifiers="6275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42;p16" draw:style-name="gr1" draw:text-style-name="P2" draw:layer="layout" svg:width="18.632cm" svg:height="1.031cm" svg:x="0.743cm" svg:y="26.671cm">
          <text:p text:style-name="P1"><text:span text:style-name="T1">Um git log melhorado </text:span></text:p>
          <text:p text:style-name="P1"><text:span text:style-name="T1">(extraído de </text:span><text:span text:style-name="T45"><text:a xlink:href="https://coderwall.com/p/euwpig/a-better-git-log" xlink:type="simple">https://coderwall.com/p/euwpig/a-better-git-log</text:a>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16" draw:style-name="gr21" draw:text-style-name="P14" draw:layer="layout" svg:width="18.632cm" svg:height="6.395cm" svg:x="0.743cm" svg:y="20.308cm">
          <text:p text:style-name="P1"><text:span text:style-name="T22"># O comando base será</text:span></text:p>
          <text:p text:style-name="P1"><text:span text:style-name="T14">git </text:span><text:span text:style-name="T16">log</text:span><text:span text:style-name="T17"> </text:span><text:span text:style-name="T19">--graph</text:span><text:span text:style-name="T17"> </text:span><text:span text:style-name="T19">--pretty</text:span><text:span text:style-name="T17">=format:'</text:span><text:span text:style-name="T21">%Cred%h%Creset -%C(yellow)%d%Creset %s %Cgreen(%cr) %C(bold blue)&lt;%an&gt;%Creset'</text:span><text:span text:style-name="T17"> </text:span><text:span text:style-name="T19">--abbrev-commit</text:span><text:span text:style-name="T17"> </text:span><text:span text:style-name="T19">--date</text:span><text:span text:style-name="T17">=relative</text:span></text:p>
          <text:p text:style-name="P1"><text:span text:style-name="T17"/></text:p>
          <text:p text:style-name="P1"><text:span text:style-name="T22"># O salvaremos em um alias, assim poderemos acessá-lo apenas digitando `git lg`</text:span></text:p>
          <text:p text:style-name="P1"><text:span text:style-name="T17"/></text:p>
          <text:p text:style-name="P1"><text:span text:style-name="T14">git</text:span><text:span text:style-name="T17"> </text:span><text:span text:style-name="T16">config</text:span><text:span text:style-name="T17"> </text:span><text:span text:style-name="T19">--global</text:span><text:span text:style-name="T17"> alias.lg "</text:span><text:span text:style-name="T21">log --graph --pretty=format:'%Cred%h%Creset -%C(yellow)%d%Creset %s %Cgreen(%cr) %C(bold blue)&lt;%an&gt;%Creset' --abbrev-commit --date=relative"</text:span></text:p>
          <text:p text:style-name="P1"><text:span text:style-name="T21"/></text:p>
          <text:p text:style-name="P1"><text:span text:style-name="T14">git </text:span><text:span text:style-name="T16">lg </text:span><text:span text:style-name="T22"># Lista de commits com hash parcial, branch, título, há quanto tempo foi o commit e quem o fez </text:span></text:p>
          <text:p text:style-name="P1"><text:span text:style-name="T14">git </text:span><text:span text:style-name="T16">lg </text:span><text:span text:style-name="T19">-p </text:span><text:span text:style-name="T22"># As informações anteriores e quais linhas foram alteradas ou adicionadas</text:span></text:p>
          <text:p text:style-name="P1"><text:span text:style-name="T22"/></text:p>
          <text:p text:style-name="P1"><text:span text:style-name="T14">~$ git </text:span><text:span text:style-name="T16">lg</text:span></text:p>
          <text:p text:style-name="P1"><text:span text:style-name="T22"># [...]</text:span></text:p>
          <text:p text:style-name="P1"><text:span text:style-name="T26">&gt; </text:span><text:span text:style-name="T46">* </text:span><text:span text:style-name="T47">9faca74</text:span><text:span text:style-name="T46"> - Alterando o primeiro arquivo de exemplo </text:span><text:span text:style-name="T22">(3 hours ago)</text:span><text:span text:style-name="T46"> </text:span><text:span text:style-name="T48">&lt;ALREstevam&gt;</text:span></text:p>
          <text:p text:style-name="P1"><text:span text:style-name="T26">&gt; </text:span><text:span text:style-name="T46">* </text:span><text:span text:style-name="T47">6f6098f</text:span><text:span text:style-name="T46"> - Adicionando o segundo arquivo de exemplo </text:span><text:span text:style-name="T22">(10 hours ago)</text:span><text:span text:style-name="T46"> </text:span><text:span text:style-name="T48">&lt;ALREstevam&gt;</text:span></text:p>
          <text:p text:style-name="P1"><text:span text:style-name="T26">&gt; </text:span><text:span text:style-name="T46">* </text:span><text:span text:style-name="T47">1e12c9c</text:span><text:span text:style-name="T46"> - Adicionando o terceiro arquivo de exemplo </text:span><text:span text:style-name="T22">(15 hours ago)</text:span><text:span text:style-name="T46"> </text:span><text:span text:style-name="T48">&lt;ALREstevam&gt;</text:span></text:p>
          <text:p text:style-name="P1"><text:span text:style-name="T22"/></text:p>
          <draw:enhanced-geometry draw:mirror-horizontal="false" draw:mirror-vertical="false" draw:text-areas="?f11 ?f9 ?f12 ?f13" svg:viewBox="0 0 0 0" draw:type="ooxml-round2SameRect" draw:modifiers="230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44;p16" draw:style-name="gr16" draw:text-style-name="P13" draw:layer="layout" svg:width="17.739cm" svg:height="0.579cm" svg:x="0.743cm" svg:y="27.863cm">
          <text:p text:style-name="P1"><text:span text:style-name="T49">Outras fontes: </text:span><text:span text:style-name="T28"><text:s/></text:span><text:span text:style-name="T29"><text:a xlink:href="https://metring.com.br/git-desfazendo-mudancas-locais" xlink:type="simple">https://metring.com.br/git-desfazendo-mudancas-locais</text:a></text:span><text:span text:style-name="T28">, </text:span><text:span text:style-name="T29"><text:a xlink:href="http://www.cheat-sheets.org/saved-copy/git-cheat-sheet.pdf" xlink:type="simple">www.cheat-sheets.org/saved-copy/git-cheat-sheet.pdf</text:a></text:span><text:span text:style-name="T28">, </text:span><text:span text:style-name="T29"><text:a xlink:href="https://git-scm.com/book/en/v2" xlink:type="simple">https://git-scm.com/book/en/v2</text:a></text:span><text:span text:style-name="T28"><text:line-break/></text:span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9;g71198ec5aa_0_760:notes" draw:style-name="gr28" draw:layer="layout" svg:width="6.446cm" svg:height="9.524cm" svg:x="6.303cm" svg:y="1.905cm" draw:page-number="4" presentation:class="page"/>
          <draw:frame draw:name="Google Shape;300;g71198ec5aa_0_760:notes" presentation:style-name="pr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ira Sans" svg:font-family="'Fira Sans'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2cm" draw:distance="0.159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1cm" fo:page-height="29.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7b7b7" draw:stroke-linejoin="round" draw:fill="solid" draw:fill-color="#fbfbf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7.22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bfbfb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custom-shape draw:name="Google Shape;9;p1" draw:style-name="Mgr3" draw:text-style-name="MP5" draw:layer="backgroundobjects" svg:width="19.142cm" svg:height="28.783cm" draw:transform="rotate (-3.14159265358979) translate (19.639cm 29.16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12" presentation:style-name="Mpr1" draw:text-style-name="MP7" draw:layer="backgroundobjects" svg:width="1.205cm" svg:height="2.272cm" svg:x="18.624cm" svg:y="26.92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18.089cm" svg:height="4.958cm" svg:x="1.005cm" svg:y="1.185cm" presentation:class="title" presentation:placeholder="true">
        <draw:text-box/>
      </draw:frame>
      <draw:frame presentation:style-name="BLANK-outline1" draw:layer="backgroundobjects" svg:width="18.089cm" svg:height="17.225cm" svg:x="1.005cm" svg:y="6.949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6"/>
    <meta:generator>LibreOfficeDev/6.0.5.2$Linux_X86_64 LibreOffice_project/</meta:generator>
  </office:meta>
</office:document-meta>
</file>